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F000000C4000000C47D809F9C.wmf"/>
  <manifest:file-entry manifest:media-type="" manifest:full-path="Pictures/TablePreview5.svm"/>
  <manifest:file-entry manifest:media-type="" manifest:full-path="Pictures/TablePreview6.svm"/>
  <manifest:file-entry manifest:media-type="image/jpeg" manifest:full-path="Pictures/10000000000004D8000003A2C4C3FBFD.jpg"/>
  <manifest:file-entry manifest:media-type="" manifest:full-path="Pictures/TablePreview7.svm"/>
  <manifest:file-entry manifest:media-type="" manifest:full-path="Pictures/TablePreview8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image/jpeg" manifest:full-path="Pictures/10000000000004D8000003A2A422668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barWipe" smil:subtype="leftToRight" smil:direction="rever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3333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000000" draw:shadow-opacity="40%"/>
    </style:style>
    <style:style style:name="gr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18cm" svg:stroke-color="#33339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5">
      <style:graphic-properties draw:stroke="none" draw:fill="none" draw:fill-color="#ffffff" draw:textarea-horizontal-align="center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5">
      <style:graphic-properties draw:stroke="none" draw:fill="none" draw:fill-color="#ffffff" draw:textarea-horizontal-align="center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5">
      <style:graphic-properties draw:stroke="none" draw:fill="none" draw:fill-color="#ffffff" draw:textarea-horizontal-align="center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5">
      <style:graphic-properties draw:stroke="none" draw:fill="none" draw:fill-color="#ffffff" draw:textarea-horizontal-align="center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5">
      <style:graphic-properties draw:stroke="none" draw:fill="none" draw:fill-color="#ffffff" draw:textarea-horizontal-align="center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right" draw:textarea-vertical-align="middle" draw:auto-grow-height="false" draw:auto-grow-width="false" fo:min-height="1.2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right" draw:textarea-vertical-align="top" draw:auto-grow-height="false" draw:auto-grow-width="false" fo:min-height="1.5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2.82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3.228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fo:min-height="14.42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473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3.801cm" style:use-optimal-column-width="false"/>
    </style:style>
    <style:style style:name="co2" style:family="table-column">
      <style:table-column-properties style:column-width="5.799cm" style:use-optimal-column-width="false"/>
    </style:style>
    <style:style style:name="co3" style:family="table-column">
      <style:table-column-properties style:column-width="2.721cm" style:use-optimal-column-width="false"/>
    </style:style>
    <style:style style:name="co4" style:family="table-column">
      <style:table-column-properties style:column-width="3.189cm" style:use-optimal-column-width="false"/>
    </style:style>
    <style:style style:name="co5" style:family="table-column">
      <style:table-column-properties style:column-width="4.088cm" style:use-optimal-column-width="false"/>
    </style:style>
    <style:style style:name="co6" style:family="table-column">
      <style:table-column-properties style:column-width="8.401cm" style:use-optimal-column-width="false"/>
    </style:style>
    <style:style style:name="co7" style:family="table-column">
      <style:table-column-properties style:column-width="8.603cm" style:use-optimal-column-width="false"/>
    </style:style>
    <style:style style:name="co8" style:family="table-column">
      <style:table-column-properties style:column-width="8.467cm" style:use-optimal-column-width="false"/>
    </style:style>
    <style:style style:name="co9" style:family="table-column">
      <style:table-column-properties style:column-width="0.891cm" style:use-optimal-column-width="false"/>
    </style:style>
    <style:style style:name="co10" style:family="table-column">
      <style:table-column-properties style:column-width="0.89cm" style:use-optimal-column-width="false"/>
    </style:style>
    <style:style style:name="co11" style:family="table-column">
      <style:table-column-properties style:column-width="0.896cm" style:use-optimal-column-width="false"/>
    </style:style>
    <style:style style:name="co12" style:family="table-column">
      <style:table-column-properties style:column-width="0.895cm" style:use-optimal-column-width="false"/>
    </style:style>
    <style:style style:name="co13" style:family="table-column">
      <style:table-column-properties style:column-width="0.719cm" style:use-optimal-column-width="false"/>
    </style:style>
    <style:style style:name="co14" style:family="table-column">
      <style:table-column-properties style:column-width="0.718cm" style:use-optimal-column-width="false"/>
    </style:style>
    <style:style style:name="co15" style:family="table-column">
      <style:table-column-properties style:column-width="0.653cm" style:use-optimal-column-width="false"/>
    </style:style>
    <style:style style:name="co16" style:family="table-column">
      <style:table-column-properties style:column-width="1.001cm" style:use-optimal-column-width="false"/>
    </style:style>
    <style:style style:name="co17" style:family="table-column">
      <style:table-column-properties style:column-width="0.802cm" style:use-optimal-column-width="false"/>
    </style:style>
    <style:style style:name="co18" style:family="table-column">
      <style:table-column-properties style:column-width="0.799cm" style:use-optimal-column-width="false"/>
    </style:style>
    <style:style style:name="co19" style:family="table-column">
      <style:table-column-properties style:column-width="5.49cm" style:use-optimal-column-width="false"/>
    </style:style>
    <style:style style:name="co20" style:family="table-column">
      <style:table-column-properties style:column-width="4.11cm" style:use-optimal-column-width="false"/>
    </style:style>
    <style:style style:name="co21" style:family="table-column">
      <style:table-column-properties style:column-width="4.6cm" style:use-optimal-column-width="false"/>
    </style:style>
    <style:style style:name="co22" style:family="table-column">
      <style:table-column-properties style:column-width="4.387cm" style:use-optimal-column-width="false"/>
    </style:style>
    <style:style style:name="ro1" style:family="table-row">
      <style:table-row-properties style:row-height="1.779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919cm"/>
    </style:style>
    <style:style style:name="ro4" style:family="table-row">
      <style:table-row-properties style:row-height="0.666cm"/>
    </style:style>
    <style:style style:name="ro5" style:family="table-row">
      <style:table-row-properties style:row-height="0.665cm"/>
    </style:style>
    <style:style style:name="ro6" style:family="table-row">
      <style:table-row-properties style:row-height="4.994cm"/>
    </style:style>
    <style:style style:name="ro7" style:family="table-row">
      <style:table-row-properties style:row-height="1.032cm"/>
    </style:style>
    <style:style style:name="ro8" style:family="table-row">
      <style:table-row-properties style:row-height="2.54cm"/>
    </style:style>
    <style:style style:name="ro9" style:family="table-row">
      <style:table-row-properties style:row-height="1.028cm"/>
    </style:style>
    <style:style style:name="ce1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3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4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5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6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7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8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9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0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1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2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3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4" style:family="table-cell">
      <style:graphic-properties draw:fill="solid" draw:fill-color="#f3f9fa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5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6" style:family="table-cell">
      <style:graphic-properties draw:fill="solid" draw:fill-color="#e7f3f4" draw:opacity="100%" style:repeat="repeat" draw:textarea-horizontal-align="justify" draw:textarea-vertical-align="top" fo:padding-top="0.127cm" fo:padding-bottom="0.127cm" fo:padding-left="0.254cm" fo:padding-right="0.254cm"/>
      <style:paragraph-properties fo:margin-left="0cm" fo:margin-right="0cm" fo:text-align="center" fo:text-indent="0cm" style:border-line-width="0.008cm 0cm 0.008cm" fo:border="0.008cm solid #ffffff" style:punctuation-wrap="hanging" style:line-break="strict"/>
    </style:style>
    <style:style style:name="ce17" style:family="table-cell">
      <style:graphic-properties draw:fill="solid" draw:fill-color="#bbe0e3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" style:family="table-cell">
      <style:graphic-properties draw:fill="solid" draw:fill-color="#bbe0e3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" style:family="table-cell">
      <style:graphic-properties draw:fill="solid" draw:fill-color="#bbe0e3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0" style:family="table-cell">
      <style:graphic-properties draw:fill="solid" draw:fill-color="#bbe0e3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1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2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3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4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5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6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7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8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9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0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1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2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3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4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5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6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7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8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39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0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1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2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3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4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5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6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7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8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49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0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1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2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3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4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5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6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7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8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59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0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1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2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3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4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5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6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7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8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69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0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1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2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3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4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5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6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7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8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79" style:family="table-cell">
      <style:graphic-properties draw:fill="solid" draw:fill-color="#e7f3f4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0" style:family="table-cell">
      <style:graphic-properties draw:fill="solid" draw:fill-color="#e7f3f4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1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2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3" style:family="table-cell">
      <style:graphic-properties draw:fill="solid" draw:fill-color="#f3f9fa" draw:opacity="100%" style:repeat="repeat" draw:textarea-horizontal-align="center" draw:textarea-vertical-align="middle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4" style:family="table-cell">
      <style:graphic-properties draw:fill="solid" draw:fill-color="#f3f9fa" draw:opacity="100%" style:repeat="repeat" draw:textarea-horizontal-align="center" draw:textarea-vertical-align="bottom" fo:padding-top="0.02cm" fo:padding-bottom="0cm" fo:padding-left="0.02cm" fo:padding-right="0.02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85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1.27cm" fo:margin-right="0cm" fo:margin-top="0cm" fo:margin-bottom="0cm" fo:line-height="100%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 style:writing-mode="lr-tb"/>
    </style:style>
    <style:style style:name="ce86" style:family="table-cell">
      <style:graphic-properties style:repeat="repeat"/>
    </style:style>
    <style:style style:name="ce87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1.27cm" fo:margin-right="0cm" fo:margin-top="0cm" fo:margin-bottom="0cm" fo:line-height="100%" fo:text-align="start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 style:writing-mode="lr-tb"/>
    </style:style>
    <style:style style:name="ce88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 style:writing-mode="lr-tb"/>
    </style:style>
    <style:style style:name="ce89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0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92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3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4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5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7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8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99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0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3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4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5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6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7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8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0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1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2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3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4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7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18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19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0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1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2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3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4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5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6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7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8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2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1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2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3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4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37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38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39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40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41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42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43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44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5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6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7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8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4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5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5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3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4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5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6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7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8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59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0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3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4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7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8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6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1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2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3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4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176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77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78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79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0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1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2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3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4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5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6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7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8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8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1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2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3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4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7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8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199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00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0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3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4" style:family="table-cell">
      <style:graphic-properties draw:fill="solid" draw:fill-color="#ff0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5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6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7" style:family="table-cell">
      <style:graphic-properties draw:fill="solid" draw:fill-color="#ffc000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08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09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10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11" style:family="table-cell">
      <style:graphic-properties draw:fill="solid" draw:fill-color="#bbe0e3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1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3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4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5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16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17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18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19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0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1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2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3" style:family="table-cell">
      <style:graphic-properties draw:fill="solid" draw:fill-color="#e7f3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4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5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6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7" style:family="table-cell">
      <style:graphic-properties draw:fill="solid" draw:fill-color="#f3f9fa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28" style:family="table-cell">
      <style:graphic-properties draw:fill="solid" draw:fill-color="#bbe0e3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29" style:family="table-cell">
      <style:graphic-properties draw:fill="solid" draw:fill-color="#bbe0e3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30" style:family="table-cell">
      <style:graphic-properties draw:fill="solid" draw:fill-color="#bbe0e3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31" style:family="table-cell">
      <style:graphic-properties draw:fill="solid" draw:fill-color="#bbe0e3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line-break="strict"/>
    </style:style>
    <style:style style:name="ce232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33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34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35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-left="0.008cm 0cm 0.008cm" style:border-line-width-right="0.008cm 0cm 0.008cm" style:border-line-width-top="0.026cm 0cm 0.026cm" style:border-line-width-bottom="0.008cm 0cm 0.008cm" fo:border-left="0.008cm solid #ffffff" fo:border-right="0.008cm solid #ffffff" fo:border-top="0.026cm solid #ffffff" fo:border-bottom="0.008cm solid #ffffff" style:punctuation-wrap="hanging" style:line-break="strict"/>
    </style:style>
    <style:style style:name="ce236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37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38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39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0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1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2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3" style:family="table-cell">
      <style:graphic-properties draw:fill="solid" draw:fill-color="#e7f3f4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4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5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6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ce247" style:family="table-cell">
      <style:graphic-properties draw:fill="solid" draw:fill-color="#f3f9fa" draw:opacity="100%" style:repeat="repeat" draw:textarea-horizontal-align="center" draw:textarea-vertical-align="middle" fo:padding-top="0.127cm" fo:padding-bottom="0.127cm" fo:padding-left="0.254cm" fo:padding-right="0.254cm"/>
      <style:paragraph-properties fo:margin-left="0cm" fo:margin-right="0cm" fo:text-indent="0cm" style:border-line-width="0.008cm 0cm 0.008cm" fo:border="0.008cm solid #ffffff" style:punctuation-wrap="hanging" style:line-break="stric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text-align="end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0" style:family="paragraph">
      <style:paragraph-properties fo:margin-left="3.81cm" fo:margin-right="0cm" fo:margin-top="0.141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2.063cm" fo:margin-right="0cm" fo:margin-top="0cm" fo:margin-bottom="0cm" fo:text-indent="-0.793cm" style:punctuation-wrap="hanging" style:line-break="strict"/>
    </style:style>
    <style:style style:name="P14" style:family="paragraph">
      <style:paragraph-properties fo:margin-left="0cm" fo:margin-right="0cm" fo:margin-top="0cm" fo:margin-bottom="0cm" fo:text-indent="0cm" style:writing-mode="lr-tb"/>
    </style:style>
    <style:style style:name="P15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16" style:family="paragraph">
      <style:paragraph-properties fo:margin-left="1.27cm" fo:margin-right="0cm" fo:margin-top="0.246cm" fo:margin-bottom="0cm" fo:text-indent="0cm" style:punctuation-wrap="hanging" style:line-break="strict"/>
    </style:style>
    <style:style style:name="P17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8" style:family="paragraph">
      <style:paragraph-properties fo:margin-left="2.54cm" fo:margin-right="0cm" fo:margin-top="0.211cm" fo:margin-bottom="0cm" fo:text-indent="0cm" style:punctuation-wrap="hanging" style:line-break="strict"/>
    </style:style>
    <style:style style:name="P19" style:family="paragraph">
      <style:paragraph-properties fo:margin-left="0.952cm" fo:margin-right="0cm" fo:margin-top="0.211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211cm" fo:margin-bottom="0cm" fo:text-indent="-0.952cm" style:punctuation-wrap="hanging" style:line-break="strict"/>
    </style:style>
    <style:style style:name="P21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P24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2.54cm" fo:margin-right="0cm" fo:margin-top="0cm" fo:margin-bottom="0cm" fo:text-indent="0cm" style:punctuation-wrap="hanging" style:line-break="strict" style:writing-mode="lr-tb"/>
    </style:style>
    <style:style style:name="P26" style:family="paragraph">
      <style:paragraph-properties fo:margin-left="2.54cm" fo:margin-right="0cm" fo:margin-top="0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333399" fo:font-size="50pt" fo:language="bg" fo:country="BG" style:font-size-asian="50pt" style:language-asian="bg" style:country-asian="BG" style:font-size-complex="50pt" style:language-complex="bg" style:country-complex="BG"/>
    </style:style>
    <style:style style:name="T2" style:family="text">
      <style:text-properties fo:color="#333399" fo:font-size="25pt" fo:language="bg" fo:country="BG" style:font-size-asian="25pt" style:language-asian="bg" style:country-asian="BG" style:font-size-complex="25pt" style:language-complex="bg" style:country-complex="BG"/>
    </style:style>
    <style:style style:name="T3" style:family="text">
      <style:text-properties fo:color="#333399"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color="#333399" fo:language="bg" fo:country="BG" style:language-asian="bg" style:country-asian="BG" style:language-complex="bg" style:country-complex="BG"/>
    </style:style>
    <style:style style:name="T5" style:family="text">
      <style:text-properties fo:color="#333399" fo:font-size="32pt" fo:language="bg" fo:country="BG" style:font-size-asian="32pt" style:language-asian="bg" style:country-asian="BG" style:font-size-complex="32pt" style:language-complex="bg" style:country-complex="BG"/>
    </style:style>
    <style:style style:name="T6" style:family="text">
      <style:text-properties fo:color="#333399" fo:language="bg" fo:country="BG" fo:font-style="italic" style:language-asian="bg" style:country-asian="BG" style:font-style-asian="italic" style:language-complex="bg" style:country-complex="BG" style:font-style-complex="italic"/>
    </style:style>
    <style:style style:name="T7" style:family="text">
      <style:text-properties fo:color="#333399" fo:language="bg" fo:country="BG" fo:font-style="italic" fo:font-weight="bold" style:language-asian="bg" style:country-asian="BG" style:font-style-asian="italic" style:font-weight-asian="bold" style:language-complex="bg" style:country-complex="BG" style:font-style-complex="italic" style:font-weight-complex="bold"/>
    </style:style>
    <style:style style:name="T8" style:family="text">
      <style:text-properties fo:color="#333399" fo:font-size="36pt" fo:language="bg" fo:country="BG" style:font-size-asian="36pt" style:language-asian="bg" style:country-asian="BG" style:font-size-complex="36pt" style:language-complex="bg" style:country-complex="BG"/>
    </style:style>
    <style:style style:name="T9" style:family="text">
      <style:text-properties fo:color="#333399" fo:font-size="16pt" fo:language="bg" fo:country="BG" fo:font-style="italic" style:font-size-asian="16pt" style:language-asian="bg" style:country-asian="BG" style:font-style-asian="italic" style:font-size-complex="16pt" style:language-complex="bg" style:country-complex="BG" style:font-style-complex="italic"/>
    </style:style>
    <style:style style:name="T10" style:family="text">
      <style:text-properties fo:color="#333399" fo:font-size="16pt" fo:language="en" fo:country="US" fo:font-style="italic" style:font-size-asian="16pt" style:language-asian="en" style:country-asian="US" style:font-style-asian="italic" style:font-size-complex="16pt" style:language-complex="en" style:country-complex="US" style:font-style-complex="italic"/>
    </style:style>
    <style:style style:name="T11" style:family="text">
      <style:text-properties fo:color="#333399"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12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13" style:family="text">
      <style:text-properties fo:color="#333399" fo:language="bg" fo:country="BG" fo:font-weight="bold" style:language-asian="bg" style:country-asian="BG" style:font-weight-asian="bold" style:language-complex="bg" style:country-complex="BG" style:font-weight-complex="bold"/>
    </style:style>
    <style:style style:name="T14" style:family="text">
      <style:text-properties fo:color="#000000" fo:language="en" fo:country="US" style:language-asian="en" style:country-asian="US" style:language-complex="en" style:country-complex="US"/>
    </style:style>
    <style:style style:name="T15" style:family="text">
      <style:text-properties fo:color="#333399"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16" style:family="text">
      <style:text-properties fo:color="#333399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7" style:family="text">
      <style:text-properties fo:color="#333399" style:text-position="-25% 58%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18" style:family="text">
      <style:text-properties fo:color="#333399" style:text-position="-25% 58%"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19" style:family="text">
      <style:text-properties fo:color="#333399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0" style:family="text">
      <style:text-properties fo:color="#333399" fo:font-size="14pt" fo:language="bg" fo:country="BG" fo:font-style="italic" style:font-size-asian="14pt" style:language-asian="bg" style:country-asian="BG" style:font-style-asian="italic" style:font-size-complex="14pt" style:language-complex="bg" style:country-complex="BG" style:font-style-complex="italic"/>
    </style:style>
    <style:style style:name="T21" style:family="text">
      <style:text-properties fo:color="#333399"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22" style:family="text">
      <style:text-properties fo:color="#333399" fo:font-size="14pt" fo:language="bg" fo:country="BG" fo:font-weight="bold" style:font-size-asian="14pt" style:language-asian="bg" style:country-asian="BG" style:font-weight-asian="bold" style:font-size-complex="14pt" style:language-complex="bg" style:country-complex="BG" style:font-weight-complex="bold"/>
    </style:style>
    <style:style style:name="T23" style:family="text">
      <style:text-properties fo:color="#333399" fo:font-size="14pt" fo:language="en" fo:country="US" style:font-size-asian="14pt" style:language-asian="en" style:country-asian="US" style:font-size-complex="14pt" style:language-complex="en" style:country-complex="US"/>
    </style:style>
    <style:style style:name="T24" style:family="text">
      <style:text-properties fo:color="#333399" fo:font-size="24pt" fo:language="bg" fo:country="BG" fo:font-style="italic" fo:font-weight="bold" style:font-size-asian="24pt" style:language-asian="bg" style:country-asian="BG" style:font-style-asian="italic" style:font-weight-asian="bold" style:font-size-complex="24pt" style:language-complex="bg" style:country-complex="BG" style:font-style-complex="italic" style:font-weight-complex="bold"/>
    </style:style>
    <style:style style:name="T25" style:family="text">
      <style:text-properties fo:color="#333399" style:text-position="-40% 58%" fo:language="bg" fo:country="BG" fo:font-style="italic" style:language-asian="bg" style:country-asian="BG" style:font-style-asian="italic" style:language-complex="bg" style:country-complex="BG" style:font-style-complex="italic"/>
    </style:style>
    <style:style style:name="T26" style:family="text">
      <style:text-properties fo:color="#333399" style:text-position="-25% 58%" fo:language="bg" fo:country="BG" fo:font-style="italic" style:language-asian="bg" style:country-asian="BG" style:font-style-asian="italic" style:language-complex="bg" style:country-complex="BG" style:font-style-complex="italic"/>
    </style:style>
    <style:style style:name="T27" style:family="text">
      <style:text-properties fo:color="#333399" fo:font-size="28pt" fo:language="bg" fo:country="BG" fo:font-style="italic" style:font-size-asian="28pt" style:language-asian="bg" style:country-asian="BG" style:font-style-asian="italic" style:font-size-complex="28pt" style:language-complex="bg" style:country-complex="BG" style:font-style-complex="italic"/>
    </style:style>
    <style:style style:name="T28" style:family="text">
      <style:text-properties fo:color="#333399" fo:font-size="28pt" fo:language="bg" fo:country="BG" fo:font-style="italic" fo:font-weight="bold" style:font-size-asian="28pt" style:language-asian="bg" style:country-asian="BG" style:font-style-asian="italic" style:font-weight-asian="bold" style:font-size-complex="28pt" style:language-complex="bg" style:country-complex="BG" style:font-style-complex="italic" style:font-weight-complex="bold"/>
    </style:style>
    <style:style style:name="T29" style:family="text">
      <style:text-properties fo:color="#333399" style:text-position="-25% 58%" fo:font-size="28pt" fo:language="bg" fo:country="BG" fo:font-style="italic" style:font-size-asian="28pt" style:language-asian="bg" style:country-asian="BG" style:font-style-asian="italic" style:font-size-complex="28pt" style:language-complex="bg" style:country-complex="BG" style:font-style-complex="italic"/>
    </style:style>
    <style:style style:name="T30" style:family="text">
      <style:text-properties fo:color="#333399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1" style:family="text">
      <style:text-properties fo:color="#333399" style:text-position="-25% 58%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2" style:family="text">
      <style:text-properties fo:color="#333399" style:text-line-through-style="none" style:text-position="0% 100%" fo:font-family="Arial" style:font-pitch="variable" fo:font-size="18pt" fo:language="bg" fo:country="BG" fo:font-style="italic" fo:text-shadow="none" style:text-underline-style="none" fo:font-weight="bold" style:font-family-asian="Arial" style:font-pitch-asian="variable" style:font-size-asian="18pt" style:language-asian="bg" style:country-asian="BG" style:font-style-asian="italic" style:font-weight-asian="bold" style:font-family-complex="Arial" style:font-pitch-complex="variable" style:font-size-complex="18pt" style:language-complex="bg" style:country-complex="BG" style:font-style-complex="italic" style:font-weight-complex="bold" style:font-relief="none"/>
    </style:style>
    <style:style style:name="T33" style:family="text">
      <style:text-properties fo:color="#333399" style:text-line-through-style="none" style:text-position="0% 100%" fo:font-family="Arial" style:font-pitch="variable" fo:font-size="16pt" fo:language="bg" fo:country="BG" fo:font-style="italic" fo:text-shadow="none" style:text-underline-style="none" fo:font-weight="normal" style:font-family-asian="Arial" style:font-pitch-asian="variable" style:font-size-asian="16pt" style:language-asian="bg" style:country-asian="BG" style:font-style-asian="italic" style:font-weight-asian="normal" style:font-family-complex="Arial" style:font-pitch-complex="variable" style:font-size-complex="16pt" style:language-complex="bg" style:country-complex="BG" style:font-style-complex="italic" style:font-weight-complex="normal" style:font-relief="none"/>
    </style:style>
    <style:style style:name="T34" style:family="text">
      <style:text-properties fo:color="#333399" style:text-line-through-style="none" style:text-position="0% 100%" fo:font-family="Arial" style:font-pitch="variable" fo:font-size="18pt" fo:language="bg" fo:country="BG" fo:font-style="italic" fo:text-shadow="none" style:text-underline-style="none" fo:font-weight="normal" style:font-family-asian="Arial" style:font-pitch-asian="variable" style:font-size-asian="18pt" style:language-asian="bg" style:country-asian="BG" style:font-style-asian="italic" style:font-weight-asian="normal" style:font-family-complex="Arial" style:font-pitch-complex="variable" style:font-size-complex="18pt" style:language-complex="bg" style:country-complex="BG" style:font-style-complex="italic" style:font-weight-complex="normal" style:font-relief="none"/>
    </style:style>
    <style:style style:name="T35" style:family="text">
      <style:text-properties fo:color="#333399" style:text-position="-40% 58%" fo:font-size="24pt" fo:language="bg" fo:country="BG" fo:font-style="italic" style:font-size-asian="24pt" style:language-asian="bg" style:country-asian="BG" style:font-style-asian="italic" style:font-size-complex="24pt" style:language-complex="bg" style:country-complex="BG" style:font-style-complex="italic"/>
    </style:style>
    <style:style style:name="T36" style:family="text">
      <style:text-properties fo:color="#333399" fo:font-size="24pt" fo:language="bg" fo:country="BG" style:font-size-asian="24pt" style:language-asian="bg" style:country-asian="BG" style:font-size-complex="24pt" style:language-complex="bg" style:country-complex="BG"/>
    </style:style>
    <style:style style:name="T37" style:family="text">
      <style:text-properties fo:color="#333399" style:text-position="-25% 58%" fo:font-size="24pt" fo:language="bg" fo:country="BG" style:font-size-asian="24pt" style:language-asian="bg" style:country-asian="BG" style:font-size-complex="24pt" style:language-complex="bg" style:country-complex="BG"/>
    </style:style>
    <style:style style:name="T38" style:family="text">
      <style:text-properties fo:color="#333399" style:text-position="-40% 58%" fo:font-size="16pt" fo:language="bg" fo:country="BG" fo:font-style="italic" style:font-size-asian="16pt" style:language-asian="bg" style:country-asian="BG" style:font-style-asian="italic" style:font-size-complex="16pt" style:language-complex="bg" style:country-complex="BG" style:font-style-complex="italic"/>
    </style:style>
    <style:style style:name="T39" style:family="text">
      <style:text-properties fo:color="#333399" fo:font-size="18pt" fo:language="bg" fo:country="BG" fo:font-style="italic" style:font-size-asian="18pt" style:language-asian="bg" style:country-asian="BG" style:font-style-asian="italic" style:font-size-complex="18pt" style:language-complex="bg" style:country-complex="BG" style:font-style-complex="italic"/>
    </style:style>
    <style:style style:name="T40" style:family="text">
      <style:text-properties fo:color="#333399" style:text-position="-25% 58%" fo:font-size="18pt" fo:language="bg" fo:country="BG" fo:font-style="italic" style:font-size-asian="18pt" style:language-asian="bg" style:country-asian="BG" style:font-style-asian="italic" style:font-size-complex="18pt" style:language-complex="bg" style:country-complex="BG" style:font-style-complex="italic"/>
    </style:style>
    <style:style style:name="T41" style:family="text">
      <style:text-properties fo:color="#333399" fo:font-family="Wingdings" style:font-pitch="variable" style:font-charset="x-symbol" fo:font-size="24pt" fo:language="bg" fo:country="BG" fo:font-style="italic" fo:font-weight="bold" style:font-family-asian="Wingdings" style:font-pitch-asian="variable" style:font-charset-asian="x-symbol" style:font-size-asian="24pt" style:language-asian="bg" style:country-asian="BG" style:font-style-asian="italic" style:font-weight-asian="bold" style:font-family-complex="Wingdings" style:font-pitch-complex="variable" style:font-charset-complex="x-symbol" style:font-size-complex="24pt" style:language-complex="bg" style:country-complex="BG" style:font-style-complex="italic" style:font-weight-complex="bold"/>
    </style:style>
    <style:style style:name="T42" style:family="text">
      <style:text-properties fo:color="#ffffff" fo:language="bg" fo:country="BG" fo:font-weight="bold" style:language-asian="bg" style:country-asian="BG" style:font-weight-asian="bold" style:language-complex="bg" style:country-complex="BG" style:font-weight-complex="bold"/>
    </style:style>
    <style:style style:name="T43" style:family="text">
      <style:text-properties fo:color="#000000" fo:language="bg" fo:country="BG" style:language-asian="bg" style:country-asian="BG" style:language-complex="bg" style:country-complex="BG"/>
    </style:style>
    <style:style style:name="T44" style:family="text">
      <style:text-properties fo:color="#333399" fo:font-size="24pt" fo:language="en" fo:country="US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333399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47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48" style:family="text">
      <style:text-properties fo:color="#333399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4" style:num-format="">
        <style:list-level-properties/>
        <style:text-properties fo:color="#333399" fo:font-size="100%"/>
      </text:list-level-style-number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333399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793cm"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333399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1" text:start-value="15">
        <style:list-level-properties text:space-before="1.27cm"/>
        <style:text-properties fo:color="#333399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333399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Бройни системи" draw:style-name="dp1" draw:master-page-name="Default" presentation:use-date-time-name="dtd1">
        <draw:frame presentation:style-name="pr1" draw:text-style-name="P2" draw:layer="layout" svg:width="20.399cm" svg:height="1.513cm" svg:x="4.1cm" svg:y="13.325cm" presentation:class="title" presentation:user-transformed="true">
          <draw:text-box>
            <text:list text:style-name="L1">
              <text:list-header>
                <text:p text:style-name="P1"><text:span text:style-name="T1">Бройни системи</text:span></text:p>
              </text:list-header>
            </text:list>
          </draw:text-box>
        </draw:frame>
        <draw:frame presentation:style-name="pr2" draw:text-style-name="P2" draw:layer="layout" svg:width="16.801cm" svg:height="1.803cm" svg:x="7.5cm" svg:y="15.526cm">
          <draw:text-box>
            <text:list text:style-name="L1">
              <text:list-header>
                <text:p text:style-name="P3"><text:span text:style-name="T2">Определение, видове, преобразуване и действия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ройни системи - определение" draw:style-name="dp3" draw:master-page-name="Default" presentation:use-date-time-name="dtd1" xml:id="id1" draw:id="id1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- </text:span><text:span text:style-name="T5">определени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1">
              <text:list-header>
                <text:p text:style-name="P6"><text:span text:style-name="T6"/></text:p>
              </text:list-header>
            </text:list>
            <text:list text:style-name="L2">
              <text:list-item>
                <text:p xml:id="id2" text:id="id2" text:style-name="P6"><text:span text:style-name="T6">Начин на представяне на числата чрез краен брой графични знаци (цифри, </text:span><text:span text:style-name="T7">азбука</text:span><text:span text:style-name="T6">)</text:span></text:p>
              </text:list-item>
              <text:list-item>
                <text:p xml:id="id3" text:id="id3" text:style-name="P6"><text:span text:style-name="T7">Основа</text:span><text:span text:style-name="T6"> – броя различни цифри от азбуката (десетична - 10, двоична - 2, осмична - 8, шестнадесетична - 16)</text:span></text:p>
              </text:list-item>
              <text:list-item>
                <text:p xml:id="id4" text:id="id4" text:style-name="P6"><text:span text:style-name="T7">Правила за представяне </text:span><text:span text:style-name="T6">– позицион-ни и непозиционни</text:span></text:p>
              </text:list-item>
            </text:list>
            <text:list text:style-name="L1">
              <text:list-header>
                <text:p text:style-name="P6"><text:span text:style-name="T6"/></text:p>
              </text:list-header>
            </text:list>
            <text:list text:style-name="L2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1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smil:additive="base"/>
                  <anim:animate smil:dur="0.5s" smil:fill="hold" smil:targetElement="id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 smil:additive="base"/>
                  <anim:animate smil:dur="0.5s" smil:fill="hold" smil:targetElement="id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 smil:additive="base"/>
                  <anim:animate smil:dur="0.5s" smil:fill="hold" smil:targetElement="id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ройни системи - видове" draw:style-name="dp3" draw:master-page-name="Default" presentation:use-date-time-name="dtd1" xml:id="id5" draw:id="id5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1">
              <text:list-header>
                <text:p text:style-name="P6"><text:span text:style-name="T6"/></text:p>
              </text:list-header>
            </text:list>
            <text:list text:style-name="L2">
              <text:list-item>
                <text:p text:style-name="P6"><text:span text:style-name="T7">Непозиционни</text:span><text:span text:style-name="T6"> – стойността на всяка цифра е постоянна и не зависи от нейното място в числото:</text:span></text:p>
              </text:list-item>
            </text:list>
            <text:list text:style-name="L3">
              <text:list-item>
                <text:list>
                  <text:list-item>
                    <text:p xml:id="id6" text:id="id6" text:style-name="P7"><text:span text:style-name="T6">Римска, Гръцка, Милетска и др.</text:span></text:p>
                    <text:p text:style-name="P8"><text:span text:style-name="T9"/></text:p>
                  </text:list-item>
                  <text:list-item>
                    <text:p xml:id="id7" text:id="id7" text:style-name="P9"><text:span text:style-name="T6">Недостатък – неефективно представяне на големи числа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5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 smil:additive="base"/>
                  <anim:animate smil:dur="0.5s" smil:fill="hold" smil:targetElement="id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 smil:additive="base"/>
                  <anim:animate smil:dur="0.5s" smil:fill="hold" smil:targetElement="id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 xml:id="id8" draw:id="id8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7" draw:text-style-name="P2" draw:layer="layout" svg:width="22.86cm" svg:height="14.676cm" svg:x="1.27cm" svg:y="3.25cm" presentation:class="outline" presentation:user-transformed="true">
          <draw:text-box>
            <text:list text:style-name="L6">
              <text:list-item>
                <text:p text:style-name="P9"><text:span text:style-name="T7">Римска бройна система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1">Когато цифрите са написани в </text:span><text:span text:style-name="T6">ненарастващ</text:span><text:span text:style-name="T11"> ред на стойностите им, те се събират</text:span><text:span text:style-name="T12">, </text:span><text:span text:style-name="T11">иначе се изваждат</text:span></text:p>
                  </text:list-item>
                </text:list>
              </text:list-item>
            </text:list>
            <text:list text:style-name="L6">
              <text:list-header>
                <text:p text:style-name="P9"><text:span text:style-name="T6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12"/></text:p>
                <text:p text:style-name="P6"><text:span text:style-name="T12"/></text:p>
              </text:list-header>
            </text:list>
          </draw:text-box>
        </draw:frame>
        <draw:frame draw:layer="layout" svg:width="9.599cm" svg:height="8.897cm" svg:x="3.7cm" svg:y="8.52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4"><text:span text:style-name="T13">Римска цифра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4"><text:span text:style-name="T13">Десетична стойност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7">
                  <text:list-header>
                    <text:p text:style-name="P12"><text:span text:style-name="T14">I</text:span></text:p>
                  </text:list-header>
                </text:list>
              </table:table-cell>
              <table:table-cell table:style-name="ce4">
                <text:list text:continue-numbering="true" text:style-name="L7">
                  <text:list-header>
                    <text:p text:style-name="P12"><text:span text:style-name="T14">1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7">
                  <text:list-header>
                    <text:p text:style-name="P12"><text:span text:style-name="T14">V</text:span></text:p>
                  </text:list-header>
                </text:list>
              </table:table-cell>
              <table:table-cell table:style-name="ce6">
                <text:list text:continue-numbering="true" text:style-name="L7">
                  <text:list-header>
                    <text:p text:style-name="P12"><text:span text:style-name="T14">5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7">
                  <text:list-header>
                    <text:p text:style-name="P12"><text:span text:style-name="T14">X</text:span></text:p>
                  </text:list-header>
                </text:list>
              </table:table-cell>
              <table:table-cell table:style-name="ce8">
                <text:list text:continue-numbering="true" text:style-name="L7">
                  <text:list-header>
                    <text:p text:style-name="P12"><text:span text:style-name="T14">10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7">
                  <text:list-header>
                    <text:p text:style-name="P12"><text:span text:style-name="T14">L</text:span></text:p>
                  </text:list-header>
                </text:list>
              </table:table-cell>
              <table:table-cell table:style-name="ce10">
                <text:list text:continue-numbering="true" text:style-name="L7">
                  <text:list-header>
                    <text:p text:style-name="P12"><text:span text:style-name="T14">50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7">
                  <text:list-header>
                    <text:p text:style-name="P12"><text:span text:style-name="T14">C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12"><text:span text:style-name="T14">100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7">
                  <text:list-header>
                    <text:p text:style-name="P12"><text:span text:style-name="T14">D</text:span></text:p>
                  </text:list-header>
                </text:list>
              </table:table-cell>
              <table:table-cell table:style-name="ce14">
                <text:list text:continue-numbering="true" text:style-name="L7">
                  <text:list-header>
                    <text:p text:style-name="P12"><text:span text:style-name="T14">500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continue-numbering="true" text:style-name="L7">
                  <text:list-header>
                    <text:p text:style-name="P12"><text:span text:style-name="T14">M</text:span></text:p>
                  </text:list-header>
                </text:list>
              </table:table-cell>
              <table:table-cell table:style-name="ce16">
                <text:list text:continue-numbering="true" text:style-name="L7">
                  <text:list-header>
                    <text:p text:style-name="P12"><text:span text:style-name="T14">100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8.begin">
            <anim:transitionFilter smil:dur="3s" smil:type="barWipe" smil:subtype="leftToRight" smil:direction="reverse"/>
          </anim:par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 xml:id="id9" draw:id="id9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6"><text:span text:style-name="T7">Позиционни</text:span><text:span text:style-name="T6"> – мястото (позицията) на цифрата има значение за стойността на числото – разред :</text:span></text:p>
              </text:list-item>
            </text:list>
            <text:list text:style-name="L3">
              <text:list-item>
                <text:list>
                  <text:list-item>
                    <text:p xml:id="id10" text:id="id10" text:style-name="P11"><text:span text:style-name="T15">десетична , двоична, осмична, шестнадесетична</text:span></text:p>
                  </text:list-item>
                  <text:list-item>
                    <text:p xml:id="id11" text:id="id11" text:style-name="P11"><text:span text:style-name="T15">Числото се представя като сума от произведенията на цифрата от всеки раздред с основата на степен отговаряща на номера на разреда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xml:id="id12" text:id="id12" text:style-name="P13"><text:span text:style-name="T16"><text:s text:c="6"/></text:span><text:span text:style-name="T15"><text:s text:c="23"/></text:span><text:span text:style-name="T16"><text:s text:c="5"/></text:span><text:span text:style-name="T16">- k</text:span></text:p>
                    <text:p xml:id="id13" text:id="id13" text:style-name="P13"><text:span text:style-name="T15"><text:s text:c="27"/></text:span><text:span text:style-name="T16">A</text:span><text:span text:style-name="T17">(n) </text:span><text:span text:style-name="T16">= ∑ a</text:span><text:span text:style-name="T17">m</text:span><text:span text:style-name="T16">P</text:span><text:span text:style-name="T17">m</text:span></text:p>
                    <text:p xml:id="id14" text:id="id14" text:style-name="P13"><text:span text:style-name="T17"><text:s text:c="9"/></text:span><text:span text:style-name="T18"><text:s/></text:span><text:span text:style-name="T17"><text:s text:c="8"/></text:span><text:span text:style-name="T18"><text:s text:c="30"/></text:span><text:span text:style-name="T16">m = n</text:span></text:p>
                  </text:list-header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9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 smil:additive="base"/>
                  <anim:animate smil:dur="0.5s" smil:fill="hold" smil:targetElement="id10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 smil:additive="base"/>
                  <anim:animate smil:dur="0.5s" smil:fill="hold" smil:targetElement="id1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 smil:additive="base"/>
                  <anim:animate smil:dur="0.5s" smil:fill="hold" smil:targetElement="id12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 smil:additive="base"/>
                  <anim:animate smil:dur="0.5s" smil:fill="hold" smil:targetElement="id1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 smil:additive="base"/>
                  <anim:animate smil:dur="0.5s" smil:fill="hold" smil:targetElement="id1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 xml:id="id15" draw:id="id15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6"><text:span text:style-name="T7">Десетична </text:span><text:span text:style-name="T6">– позиционна бройна система с </text:span><text:span text:style-name="T7">основа 10</text:span><text:span text:style-name="T6">. Предоставя запис на числата удобен за възприемане от човека и за това се използва широко в ежедневието.</text:span></text:p>
                <text:p text:style-name="P6"><text:span text:style-name="T6"/></text:p>
              </text:list-item>
            </text:list>
            <text:list text:style-name="L3">
              <text:list-item>
                <text:list>
                  <text:list-item>
                    <text:p xml:id="id16" text:id="id16" text:style-name="P7"><text:span text:style-name="T7">Азбука</text:span><text:span text:style-name="T6"> – 0, 1, 2, 3, 4, 5, 6, 7, 8, 9</text:span></text:p>
                    <text:p text:style-name="P7"><text:span text:style-name="T6"/></text:p>
                  </text:list-item>
                  <text:list-item>
                    <text:p xml:id="id17" text:id="id17" text:style-name="P7"><text:span text:style-name="T7">Примери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3"><text:span text:style-name="T19"><text:s text:c="6"/></text:span><text:span text:style-name="T20"><text:s text:c="45"/></text:span><text:span text:style-name="T19"><text:s text:c="3"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15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 smil:additive="base"/>
                  <anim:animate smil:dur="0.5s" smil:fill="hold" smil:targetElement="id1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 smil:additive="base"/>
                  <anim:animate smil:dur="0.5s" smil:fill="hold" smil:targetElement="id1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 xml:id="id18" draw:id="id18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6"><text:span text:style-name="T7">Осмична </text:span><text:span text:style-name="T6">– позиционна бройна система с </text:span><text:span text:style-name="T7">основа 8</text:span><text:span text:style-name="T6">. Сравнително ограничена употреба. Използва се за записване на правата за достъп до файлове в </text:span><text:span text:style-name="T12">Unix.</text:span></text:p>
                <text:p text:style-name="P6"><text:span text:style-name="T6"/></text:p>
              </text:list-item>
            </text:list>
            <text:list text:style-name="L3">
              <text:list-item>
                <text:list>
                  <text:list-item>
                    <text:p xml:id="id19" text:id="id19" text:style-name="P7"><text:span text:style-name="T7">Азбука</text:span><text:span text:style-name="T6"> – 0, 1, 2, 3, 4, 5, 6, 7</text:span></text:p>
                    <text:p text:style-name="P7"><text:span text:style-name="T6"/></text:p>
                  </text:list-item>
                  <text:list-item>
                    <text:p xml:id="id20" text:id="id20" text:style-name="P7"><text:span text:style-name="T7">Примери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3"><text:span text:style-name="T19"><text:s text:c="6"/></text:span><text:span text:style-name="T20"><text:s text:c="45"/></text:span><text:span text:style-name="T19"><text:s text:c="3"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18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 smil:additive="base"/>
                  <anim:animate smil:dur="0.5s" smil:fill="hold" smil:targetElement="id19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 smil:additive="base"/>
                  <anim:animate smil:dur="0.5s" smil:fill="hold" smil:targetElement="id20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 xml:id="id21" draw:id="id21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6"><text:span text:style-name="T7">Шестнадесетична </text:span><text:span text:style-name="T6">– позиционна бройна система с </text:span><text:span text:style-name="T7">основа 16</text:span><text:span text:style-name="T6">. Използва се за записване на големи числа, като например адресите в компютърната памет.</text:span></text:p>
              </text:list-item>
            </text:list>
            <text:list text:style-name="L3">
              <text:list-item>
                <text:list>
                  <text:list-item>
                    <text:p xml:id="id22" text:id="id22" text:style-name="P7"><text:span text:style-name="T7">Азбука</text:span><text:span text:style-name="T6"> – 0, 1, 2, 3, 4, 5, 6, 7, 8 , 9</text:span><text:span text:style-name="T12">, A, B, C, D, E, F</text:span></text:p>
                  </text:list-item>
                  <text:list-item>
                    <text:p xml:id="id23" text:id="id23" text:style-name="P7"><text:span text:style-name="T21">A=10, B=11, C=12, D=13, E=14, F=15</text:span></text:p>
                  </text:list-item>
                  <text:list-item>
                    <text:p xml:id="id24" text:id="id24" text:style-name="P7"><text:span text:style-name="T7">Примери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3"><text:span text:style-name="T19"><text:s text:c="6"/></text:span><text:span text:style-name="T20"><text:s text:c="45"/></text:span><text:span text:style-name="T19"><text:s text:c="3"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21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 smil:additive="base"/>
                  <anim:animate smil:dur="0.5s" smil:fill="hold" smil:targetElement="id2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 smil:additive="base"/>
                  <anim:animate smil:dur="0.5s" smil:fill="hold" smil:targetElement="id2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 smil:additive="base"/>
                  <anim:animate smil:dur="0.5s" smil:fill="hold" smil:targetElement="id24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 xml:id="id25" draw:id="id25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видов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6"><text:span text:style-name="T7">Двоична </text:span><text:span text:style-name="T6">– позиционна бройна система с </text:span><text:span text:style-name="T7">основа 2</text:span><text:span text:style-name="T6">. Служи за база на съвремен-ната електронноизчислителна техника поради ниската цена и ефективността за потдържане на само 2 състояния +5</text:span><text:span text:style-name="T12">V = 1, -5V = 0.</text:span></text:p>
              </text:list-item>
            </text:list>
            <text:list text:style-name="L3">
              <text:list-item>
                <text:list>
                  <text:list-item>
                    <text:p xml:id="id26" text:id="id26" text:style-name="P7"><text:span text:style-name="T7">Азбука</text:span><text:span text:style-name="T6"> – 0, 1</text:span></text:p>
                    <text:p text:style-name="P7"><text:span text:style-name="T6"/></text:p>
                  </text:list-item>
                  <text:list-item>
                    <text:p xml:id="id27" text:id="id27" text:style-name="P7"><text:span text:style-name="T7">Примери: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13"><text:span text:style-name="T19"><text:s text:c="6"/></text:span><text:span text:style-name="T20"><text:s text:c="45"/></text:span><text:span text:style-name="T19"><text:s text:c="3"/>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11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25.begin">
            <anim:transitionFilter smil:dur="3s" smil:type="barWipe" smil:subtype="leftToRight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 smil:additive="base"/>
                  <anim:animate smil:dur="0.5s" smil:fill="hold" smil:targetElement="id26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 smil:additive="base"/>
                  <anim:animate smil:dur="0.5s" smil:fill="hold" smil:targetElement="id2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ройни системи - преобразуване" draw:style-name="dp4" draw:master-page-name="Default" presentation:use-date-time-name="dtd1">
        <draw:frame presentation:style-name="pr8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преобразуване</text:span></text:p>
              </text:list-header>
            </text:list>
          </draw:text-box>
        </draw:frame>
        <draw:line draw:name="Straight Connector 4" draw:style-name="gr2" draw:text-style-name="P5" draw:layer="layout" svg:x1="2.099cm" svg:y1="3.325cm" svg:x2="23.301cm" svg:y2="3.325cm">
          <text:p/>
        </draw:line>
        <draw:frame draw:layer="layout" svg:width="13.798cm" svg:height="12.572cm" svg:x="5.3cm" svg:y="5.913cm">
          <table:table>
            <table:table-column table:style-name="co3"/>
            <table:table-column table:style-name="co1"/>
            <table:table-column table:style-name="co4"/>
            <table:table-column table:style-name="co5"/>
            <table:table-row table:style-name="ro3">
              <table:table-cell table:style-name="ce17">
                <text:list text:style-name="L1">
                  <text:list-header>
                    <text:p text:style-name="P4"><text:span text:style-name="T22">Десетична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4"><text:span text:style-name="T22">16 – ична</text:span></text:p>
                  </text:list-header>
                </text:list>
              </table:table-cell>
              <table:table-cell table:style-name="ce19">
                <text:list text:continue-numbering="true" text:style-name="L1">
                  <text:list-header>
                    <text:p text:style-name="P4"><text:span text:style-name="T22">Осмична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4"><text:span text:style-name="T22">Двоична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1">
                  <text:list-header>
                    <text:p text:style-name="P4"><text:span text:style-name="T23">0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4"><text:span text:style-name="T23">0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4"><text:span text:style-name="T23">0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4"><text:span text:style-name="T23">0000</text:span></text:p>
                  </text:list-header>
                </text:list>
              </table:table-cell>
            </table:table-row>
            <table:table-row table:style-name="ro5">
              <table:table-cell table:style-name="ce25">
                <text:list text:continue-numbering="true" text:style-name="L1">
                  <text:list-header>
                    <text:p text:style-name="P4"><text:span text:style-name="T23">1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4"><text:span text:style-name="T23">1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4"><text:span text:style-name="T23">1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4"><text:span text:style-name="T23">0001</text:span></text:p>
                  </text:list-header>
                </text:list>
              </table:table-cell>
            </table:table-row>
            <table:table-row table:style-name="ro4">
              <table:table-cell table:style-name="ce29">
                <text:list text:continue-numbering="true" text:style-name="L1">
                  <text:list-header>
                    <text:p text:style-name="P4"><text:span text:style-name="T23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4"><text:span text:style-name="T23">2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4"><text:span text:style-name="T23">2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4"><text:span text:style-name="T23">0010</text:span></text:p>
                  </text:list-header>
                </text:list>
              </table:table-cell>
            </table:table-row>
            <table:table-row table:style-name="ro4">
              <table:table-cell table:style-name="ce33">
                <text:list text:continue-numbering="true" text:style-name="L1">
                  <text:list-header>
                    <text:p text:style-name="P4"><text:span text:style-name="T23">3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4"><text:span text:style-name="T23">3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4"><text:span text:style-name="T23">3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4"><text:span text:style-name="T23">0011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">
                  <text:list-header>
                    <text:p text:style-name="P4"><text:span text:style-name="T23">4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4"><text:span text:style-name="T23">4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4"><text:span text:style-name="T23">4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4"><text:span text:style-name="T23">0100</text:span></text:p>
                  </text:list-header>
                </text:list>
              </table:table-cell>
            </table:table-row>
            <table:table-row table:style-name="ro4">
              <table:table-cell table:style-name="ce41">
                <text:list text:continue-numbering="true" text:style-name="L1">
                  <text:list-header>
                    <text:p text:style-name="P4"><text:span text:style-name="T23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4"><text:span text:style-name="T23">5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4"><text:span text:style-name="T23">5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4"><text:span text:style-name="T23">0101</text:span></text:p>
                  </text:list-header>
                </text:list>
              </table:table-cell>
            </table:table-row>
            <table:table-row table:style-name="ro4">
              <table:table-cell table:style-name="ce45">
                <text:list text:continue-numbering="true" text:style-name="L1">
                  <text:list-header>
                    <text:p text:style-name="P4"><text:span text:style-name="T23">6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4"><text:span text:style-name="T23">6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4"><text:span text:style-name="T23">6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4"><text:span text:style-name="T23">0110</text:span></text:p>
                  </text:list-header>
                </text:list>
              </table:table-cell>
            </table:table-row>
            <table:table-row table:style-name="ro4">
              <table:table-cell table:style-name="ce49">
                <text:list text:continue-numbering="true" text:style-name="L1">
                  <text:list-header>
                    <text:p text:style-name="P4"><text:span text:style-name="T23">7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4"><text:span text:style-name="T23">7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4"><text:span text:style-name="T23">7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4"><text:span text:style-name="T23">0111</text:span></text:p>
                  </text:list-header>
                </text:list>
              </table:table-cell>
            </table:table-row>
            <table:table-row table:style-name="ro5">
              <table:table-cell table:style-name="ce53">
                <text:list text:continue-numbering="true" text:style-name="L1">
                  <text:list-header>
                    <text:p text:style-name="P4"><text:span text:style-name="T23">8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4"><text:span text:style-name="T23">8</text:span></text:p>
                  </text:list-header>
                </text:list>
              </table:table-cell>
              <table:table-cell table:style-name="ce55">
                <text:list text:continue-numbering="true" text:style-name="L1">
                  <text:list-header>
                    <text:p text:style-name="P4"><text:span text:style-name="T23">10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4"><text:span text:style-name="T23">1000</text:span></text:p>
                  </text:list-header>
                </text:list>
              </table:table-cell>
            </table:table-row>
            <table:table-row table:style-name="ro4">
              <table:table-cell table:style-name="ce57">
                <text:list text:continue-numbering="true" text:style-name="L1">
                  <text:list-header>
                    <text:p text:style-name="P4"><text:span text:style-name="T23">9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4"><text:span text:style-name="T23">9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4"><text:span text:style-name="T23">11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4"><text:span text:style-name="T23">1001</text:span></text:p>
                  </text:list-header>
                </text:list>
              </table:table-cell>
            </table:table-row>
            <table:table-row table:style-name="ro4">
              <table:table-cell table:style-name="ce61">
                <text:list text:continue-numbering="true" text:style-name="L1">
                  <text:list-header>
                    <text:p text:style-name="P4"><text:span text:style-name="T23">10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4"><text:span text:style-name="T23">A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4"><text:span text:style-name="T23">12</text:span></text:p>
                  </text:list-header>
                </text:list>
              </table:table-cell>
              <table:table-cell table:style-name="ce64">
                <text:list text:continue-numbering="true" text:style-name="L1">
                  <text:list-header>
                    <text:p text:style-name="P4"><text:span text:style-name="T23">1010</text:span></text:p>
                  </text:list-header>
                </text:list>
              </table:table-cell>
            </table:table-row>
            <table:table-row table:style-name="ro4">
              <table:table-cell table:style-name="ce65">
                <text:list text:continue-numbering="true" text:style-name="L1">
                  <text:list-header>
                    <text:p text:style-name="P4"><text:span text:style-name="T23">11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4"><text:span text:style-name="T23">B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4"><text:span text:style-name="T23">13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4"><text:span text:style-name="T23">1011</text:span></text:p>
                  </text:list-header>
                </text:list>
              </table:table-cell>
            </table:table-row>
            <table:table-row table:style-name="ro4">
              <table:table-cell table:style-name="ce69">
                <text:list text:continue-numbering="true" text:style-name="L1">
                  <text:list-header>
                    <text:p text:style-name="P4"><text:span text:style-name="T23">12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4"><text:span text:style-name="T23">C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4"><text:span text:style-name="T23">14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4"><text:span text:style-name="T23">1100</text:span></text:p>
                  </text:list-header>
                </text:list>
              </table:table-cell>
            </table:table-row>
            <table:table-row table:style-name="ro4">
              <table:table-cell table:style-name="ce73">
                <text:list text:continue-numbering="true" text:style-name="L1">
                  <text:list-header>
                    <text:p text:style-name="P4"><text:span text:style-name="T23">13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4"><text:span text:style-name="T23">D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4"><text:span text:style-name="T23">15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4"><text:span text:style-name="T23">1101</text:span></text:p>
                  </text:list-header>
                </text:list>
              </table:table-cell>
            </table:table-row>
            <table:table-row table:style-name="ro4">
              <table:table-cell table:style-name="ce77">
                <text:list text:continue-numbering="true" text:style-name="L1">
                  <text:list-header>
                    <text:p text:style-name="P4"><text:span text:style-name="T23">14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4"><text:span text:style-name="T23">E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4"><text:span text:style-name="T23">16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4"><text:span text:style-name="T23">1110</text:span></text:p>
                  </text:list-header>
                </text:list>
              </table:table-cell>
            </table:table-row>
            <table:table-row table:style-name="ro4">
              <table:table-cell table:style-name="ce81">
                <text:list text:continue-numbering="true" text:style-name="L1">
                  <text:list-header>
                    <text:p text:style-name="P4"><text:span text:style-name="T23">15</text:span></text:p>
                  </text:list-header>
                </text:list>
              </table:table-cell>
              <table:table-cell table:style-name="ce82">
                <text:list text:continue-numbering="true" text:style-name="L1">
                  <text:list-header>
                    <text:p text:style-name="P4"><text:span text:style-name="T23">F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4"><text:span text:style-name="T23">17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4"><text:span text:style-name="T23">11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11" draw:style-name="gr3" draw:text-style-name="P15" draw:layer="layout" svg:width="21.401cm" svg:height="1.277cm" svg:x="1.856cm" svg:y="4.088cm">
          <text:list text:style-name="L9">
            <text:list-item>
              <text:p text:style-name="P14"><text:span text:style-name="T24">Единични символи от азбуката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Default" presentation:use-date-time-name="dtd1" xml:id="id28" draw:id="id28">
        <office:forms form:automatic-focus="false" form:apply-design-mode="false"/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преобразуван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xml:id="id29" text:id="id29" text:style-name="P6"><text:span text:style-name="T7">От Двоична към десетична </text:span></text:p>
              </text:list-item>
            </text:list>
            <text:list text:style-name="L8">
              <text:list-item>
                <text:list>
                  <text:list-header>
                    <text:p xml:id="id30" text:id="id30" text:style-name="P16"><text:span text:style-name="T7">пример:</text:span><text:span text:style-name="T6"> 11010001</text:span><text:span text:style-name="T25">(2)</text:span><text:span text:style-name="T6">= 209</text:span><text:span text:style-name="T26">(10)</text:span><text:span text:style-name="T12"> </text:span><text:span text:style-name="T6"><text:s text:c="2"/></text:span></text:p>
                    <text:p xml:id="id31" text:id="id31" text:style-name="P16"><text:span text:style-name="T6"><text:s text:c="34"/></text:span></text:p>
                  </text:list-header>
                </text:list>
              </text:list-item>
            </text:list>
            <text:list text:style-name="L6">
              <text:list-item>
                <text:p xml:id="id32" text:id="id32" text:style-name="P6"><text:span text:style-name="T7">От Осмична към десетична </text:span></text:p>
              </text:list-item>
            </text:list>
            <text:list text:style-name="L1">
              <text:list-header>
                <text:p xml:id="id33" text:id="id33" text:style-name="P17"><text:span text:style-name="T27"><text:s text:c="4"/></text:span><text:span text:style-name="T28">пример: </text:span><text:span text:style-name="T27">321</text:span><text:span text:style-name="T29">(8)</text:span><text:span text:style-name="T27"> = 209</text:span><text:span text:style-name="T29">(10)</text:span></text:p>
              </text:list-header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18"><text:span text:style-name="T6"/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p xml:id="id34" text:id="id34" text:style-name="P6"><text:span text:style-name="T7">От Шестнадесетична към <text:s text:c="4"/>десетична</text:span></text:p>
              </text:list-item>
            </text:list>
            <text:list text:style-name="L1">
              <text:list-header>
                <text:p xml:id="id35" text:id="id35" text:style-name="P17"><text:span text:style-name="T28"><text:s text:c="6"/></text:span><text:span text:style-name="T28">пример: </text:span><text:span text:style-name="T30">D1</text:span><text:span text:style-name="T31">(16)</text:span><text:span text:style-name="T30"> = 209</text:span><text:span text:style-name="T31">(10)</text:span></text:p>
              </text:list-header>
            </text:list>
            <text:list text:style-name="L11">
              <text:list-item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6"/></text:p>
              </text:list-header>
            </text:list>
          </draw:text-box>
        </draw:frame>
        <anim:par smil:dur="indefinite" smil:restart="never" presentation:node-type="timing-root">
          <anim:par smil:begin="id28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 smil:additive="base"/>
                  <anim:animate smil:dur="0.5s" smil:fill="hold" smil:targetElement="id29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 smil:additive="base"/>
                  <anim:animate smil:dur="0.5s" smil:fill="hold" smil:targetElement="id30" anim:sub-item="text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 smil:additive="base"/>
                  <anim:animate smil:dur="0.5s" smil:fill="hold" smil:targetElement="id31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 smil:additive="base"/>
                  <anim:animate smil:dur="0.5s" smil:fill="hold" smil:targetElement="id32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 smil:additive="base"/>
                  <anim:animate smil:dur="0.5s" smil:fill="hold" smil:targetElement="id33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 smil:additive="base"/>
                  <anim:animate smil:dur="0.5s" smil:fill="hold" smil:targetElement="id34" anim:sub-item="text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 smil:additive="base"/>
                  <anim:animate smil:dur="0.5s" smil:fill="hold" smil:targetElement="id35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6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преобразуван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11"><text:span text:style-name="T24">От Десетична към двоична, пример:</text:span><text:span text:style-name="T15"> </text:span></text:p>
              </text:list-item>
            </text:list>
            <text:list text:style-name="L1">
              <text:list-header>
                <text:p text:style-name="P19"><text:span text:style-name="T15"><text:tab/></text:span><text:span text:style-name="T15"><text:tab/></text:span></text:p>
                <text:p text:style-name="P20"><text:span text:style-name="T15"/></text:p>
              </text:list-header>
            </text:list>
            <text:list text:style-name="L6">
              <text:list-header>
                <text:p text:style-name="P11"><text:span text:style-name="T15"/></text:p>
              </text:list-header>
            </text:list>
          </draw:text-box>
        </draw:frame>
        <draw:frame xml:id="id36" draw:id="id36" draw:layer="layout" svg:width="17.003cm" svg:height="6.01cm" svg:x="2.5cm" svg:y="7.373cm">
          <table:table>
            <table:table-column table:style-name="co6"/>
            <table:table-column table:style-name="co7"/>
            <table:table-row table:style-name="ro2">
              <table:table-cell table:style-name="ce85" table:number-columns-spanned="2">
                <text:list text:style-name="L12">
                  <text:list-item>
                    <text:list>
                      <text:list-header>
                        <text:p text:style-name="P21"><text:span text:style-name="T32">Цяла част</text:span></text:p>
                      </text:list-header>
                    </text:list>
                  </text:list-item>
                </text:list>
              </table:table-cell>
              <table:covered-table-cell table:style-name="ce86"/>
            </table:table-row>
            <table:table-row table:style-name="ro6">
              <table:table-cell table:style-name="ce87">
                <text:list text:continue-numbering="true" text:style-name="L12">
                  <text:list-item>
                    <text:list>
                      <text:list-header>
                        <text:p text:style-name="P21"><text:span text:style-name="T33">125 <text:s text:c="2"/>: 2 = 62 <text:s text:c="2"/>-&gt; 1</text:span></text:p>
                        <text:p text:style-name="P21"><text:span text:style-name="T33">62 <text:s text:c="4"/>: 2 = 31 <text:s text:c="2"/>-&gt; 0</text:span></text:p>
                        <text:p text:style-name="P21"><text:span text:style-name="T33">31 <text:s text:c="4"/>: 2 = 15 <text:s text:c="2"/>-&gt; 1</text:span></text:p>
                      </text:list-header>
                    </text:list>
                  </text:list-item>
                </text:list>
                <text:list text:style-name="L13">
                  <text:list-item>
                    <text:list>
                      <text:list-item>
                        <text:p text:style-name="P22"><text:span text:style-name="T33"><text:s text:c="5"/></text:span><text:span text:style-name="T33">: 2 = 7 <text:s text:c="4"/>-&gt; 1 <text:s text:c="9"/></text:span></text:p>
                      </text:list-item>
                    </text:list>
                  </text:list-item>
                </text:list>
                <text:list text:style-name="L12">
                  <text:list-item>
                    <text:list>
                      <text:list-header>
                        <text:p text:style-name="P21"><text:span text:style-name="T33">7 <text:s text:c="6"/>: 2 = 3 <text:s text:c="4"/>-&gt; 1 <text:s/></text:span></text:p>
                        <text:p text:style-name="P21"><text:span text:style-name="T33">3 <text:s text:c="6"/>: 2 = 1 <text:s text:c="4"/>-&gt; 1</text:span></text:p>
                        <text:p text:style-name="P21"><text:span text:style-name="T33">1 <text:s text:c="6"/>: 2 = 0 <text:s text:c="4"/>-&gt; 1</text:span></text:p>
                      </text:list-header>
                    </text:list>
                  </text:list-item>
                </text:list>
              </table:table-cell>
              <table:table-cell table:style-name="ce88">
                <text:list text:continue-numbering="true" text:style-name="L12">
                  <text:list-item>
                    <text:list>
                      <text:list-header>
                        <text:p text:style-name="P22"><text:span text:style-name="T34"/></text:p>
                        <text:p text:style-name="P22"><text:span text:style-name="T34"/></text:p>
                        <text:p text:style-name="P22"><text:span text:style-name="T34"/></text:p>
                      </text:list-header>
                    </text:list>
                  </text:list-item>
                </text:list>
                <text:list text:style-name="L1">
                  <text:list-header>
                    <text:p text:style-name="P4"><text:span text:style-name="T6"/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xml:id="id39" draw:id="id39" draw:layer="layout" svg:width="16.933cm" svg:height="3.572cm" svg:x="2.447cm" svg:y="13.326cm">
          <table:table>
            <table:table-column table:style-name="co8"/>
            <table:table-column table:style-name="co8"/>
            <table:table-row table:style-name="ro7">
              <table:table-cell table:style-name="ce89" table:number-columns-spanned="2">
                <text:list text:style-name="L1">
                  <text:list-header>
                    <text:p text:style-name="P4"><text:span text:style-name="T13"><text:s text:c="8"/></text:span><text:span text:style-name="T13">Дробна част</text:span></text:p>
                  </text:list-header>
                </text:list>
              </table:table-cell>
              <table:covered-table-cell table:style-name="ce86"/>
            </table:table-row>
            <table:table-row table:style-name="ro8">
              <table:table-cell table:style-name="ce90">
                <text:list text:continue-numbering="true" text:style-name="L1">
                  <text:list-header>
                    <text:p text:style-name="P4"><text:span text:style-name="T4"><text:s text:c="5"/></text:span><text:span text:style-name="T4">0.375 * 2 = 0.75 <text:s/>-&gt; 0 <text:s text:c="3"/></text:span></text:p>
                    <text:p text:style-name="P4"><text:span text:style-name="T4"><text:s text:c="5"/></text:span><text:span text:style-name="T4">0.75 <text:s text:c="2"/>* 2 = 1.5 <text:s text:c="3"/>-&gt; 1 <text:s/></text:span></text:p>
                    <text:p text:style-name="P4"><text:span text:style-name="T4"><text:s text:c="5"/></text:span><text:span text:style-name="T4">0.5 <text:s text:c="4"/>* 2 = 1.0 <text:s text:c="3"/>-&gt; 1 <text:s/></text:span></text:p>
                  </text:list-header>
                </text:list>
              </table:table-cell>
              <table:table-cell table:style-name="ce91"/>
            </table:table-row>
          </table:table>
          <draw:image xlink:href="Pictures/TablePreview4.svm" xlink:type="simple" xlink:show="embed" xlink:actuate="onLoad"/>
        </draw:frame>
        <draw:connector draw:name="Straight Arrow Connector 9" draw:style-name="gr4" draw:text-style-name="P5" xml:id="id37" draw:id="id37" draw:layer="layout" draw:type="line" svg:x1="9.899cm" svg:y1="12.925cm" svg:x2="9.901cm" svg:y2="8.925cm" svg:d="M9899 12925l2-4000">
          <text:p/>
        </draw:connector>
        <draw:custom-shape draw:name="TextBox 11" draw:style-name="gr5" draw:text-style-name="P15" draw:layer="layout" svg:width="5.512cm" svg:height="1.544cm" svg:x="5.49cm" svg:y="5.838cm">
          <text:list text:style-name="L1">
            <text:list-header>
              <text:p text:style-name="P14"><text:span text:style-name="T15">125</text:span><text:span text:style-name="T16">,375</text:span><text:span text:style-name="T35">(10) </text:span><text:span text:style-name="T15">=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6" draw:text-style-name="P15" xml:id="id43" draw:id="id43" draw:layer="layout" svg:width="6.886cm" svg:height="1.417cm" svg:x="10.914cm" svg:y="5.821cm">
          <text:list text:style-name="L1">
            <text:list-header>
              <text:p text:style-name="P14"><text:span text:style-name="T36">1111101,011</text:span><text:span text:style-name="T37">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7" draw:text-style-name="P15" xml:id="id42" draw:id="id42" draw:layer="layout" svg:width="0.972cm" svg:height="1.277cm" svg:x="10.892cm" svg:y="5.838cm">
          <text:list text:style-name="L1">
            <text:list-header>
              <text:p text:style-name="P14"><text:span text:style-name="T36">?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5" draw:style-name="gr4" draw:text-style-name="P5" xml:id="id40" draw:id="id40" draw:layer="layout" draw:type="line" svg:x1="10.097cm" svg:y1="14.724cm" svg:x2="10.099cm" svg:y2="16.529cm" svg:d="M10097 14724l2 1805">
          <text:p/>
        </draw:connector>
        <draw:custom-shape draw:name="TextBox 17" draw:style-name="gr8" draw:text-style-name="P24" xml:id="id38" draw:id="id38" draw:layer="layout" svg:width="3.797cm" svg:height="1.114cm" svg:x="10.892cm" svg:y="10.455cm">
          <text:list text:style-name="L12">
            <text:list-item>
              <text:list>
                <text:list-header>
                  <text:p text:style-name="P23"><text:span text:style-name="T9">= 1111101</text:span><text:span text:style-name="T38">(2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8" draw:style-name="gr9" draw:text-style-name="P15" xml:id="id41" draw:id="id41" draw:layer="layout" svg:width="3.453cm" svg:height="1.127cm" svg:x="10.914cm" svg:y="14.98cm">
          <text:list text:style-name="L1">
            <text:list-header>
              <text:p text:style-name="P14"><text:span text:style-name="T39">= 011</text:span><text:span text:style-name="T40">(2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 smil:additive="base"/>
                  <anim:animate smil:dur="0.5s" smil:fill="hold" smil:targetElement="id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 smil:additive="base"/>
                  <anim:animate smil:dur="0.5s" smil:fill="hold" smil:targetElement="id3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 smil:additive="base"/>
                  <anim:animate smil:dur="0.5s" smil:fill="hold" smil:targetElement="id3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 smil:additive="base"/>
                  <anim:animate smil:dur="0.5s" smil:fill="hold" smil:targetElement="id39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 smil:additive="base"/>
                  <anim:animate smil:dur="0.5s" smil:fill="hold" smil:targetElement="id4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 smil:additive="base"/>
                  <anim:animate smil:dur="0.5s" smil:fill="hold" smil:targetElement="id4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42" smil:attributeName="x" smil:values="x;x" smil:keyTimes="0;1" smil:additive="base"/>
                  <anim:animate smil:dur="0.5s" smil:targetElement="id42" smil:attributeName="y" smil:values="y;1+height/2" smil:keyTimes="0;1" smil:additive="base"/>
                  <anim:set smil:begin="0.499s" smil:dur="0.001s" smil:fill="hold" smil:targetElement="id42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 smil:additive="base"/>
                  <anim:animate smil:dur="0.5s" smil:fill="hold" smil:targetElement="id4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6" draw:master-page-name="Default" presentation:use-date-time-name="dtd1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преобразуван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11"><text:span text:style-name="T24">От Осмична към Двоична:</text:span><text:span text:style-name="T15"> </text:span></text:p>
              </text:list-item>
            </text:list>
            <text:list text:style-name="L1">
              <text:list-header>
                <text:p text:style-name="P19"><text:span text:style-name="T15"><text:tab/></text:span><text:span text:style-name="T15"><text:tab/></text:span></text:p>
                <text:p text:style-name="P20"><text:span text:style-name="T15"/></text:p>
                <text:p text:style-name="P20"><text:span text:style-name="T15"/></text:p>
                <text:p text:style-name="P20"><text:span text:style-name="T15"/></text:p>
              </text:list-header>
            </text:list>
            <text:list text:style-name="L6">
              <text:list-item>
                <text:p xml:id="id47" text:id="id47" text:style-name="P11"><text:span text:style-name="T24">И обратно </text:span><text:span text:style-name="T41"></text:span><text:span text:style-name="T24"> от Двоична към Осмична:</text:span><text:span text:style-name="T15"> </text:span></text:p>
              </text:list-item>
            </text:list>
            <text:list text:style-name="L1">
              <text:list-header>
                <text:p xml:id="id48" text:id="id48" text:style-name="P20"><text:span text:style-name="T15"><text:s text:c="11"/></text:span></text:p>
                <text:p xml:id="id49" text:id="id49" text:style-name="P19"><text:span text:style-name="T15"><text:tab/></text:span><text:span text:style-name="T36">11001111,0101101</text:span><text:span text:style-name="T37">(2) <text:s/></text:span><text:span text:style-name="T36">=</text:span></text:p>
                <text:p text:style-name="P20"><text:span text:style-name="T15"><text:s text:c="22"/></text:span></text:p>
              </text:list-header>
            </text:list>
          </draw:text-box>
        </draw:frame>
        <draw:custom-shape draw:name="TextBox 11" draw:style-name="gr10" draw:text-style-name="P15" draw:layer="layout" svg:width="5.512cm" svg:height="1.544cm" svg:x="5.49cm" svg:y="5.838cm">
          <text:list text:style-name="L1">
            <text:list-header>
              <text:p text:style-name="P14"><text:span text:style-name="T15">317</text:span><text:span text:style-name="T16">,</text:span><text:span text:style-name="T15">26</text:span><text:span text:style-name="T16">5</text:span><text:span text:style-name="T35">(8) </text:span><text:span text:style-name="T15">=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11" draw:text-style-name="P15" xml:id="id46" draw:id="id46" draw:layer="layout" svg:width="9.953cm" svg:height="1.417cm" draw:transform="skewX (0.0006981317007976) rotate (0.000872664625997) translate (10.247cm 5.838cm)">
          <text:list text:style-name="L1">
            <text:list-header>
              <text:p text:style-name="P14"><text:span text:style-name="T36">11001111,010110101</text:span><text:span text:style-name="T37">(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12" draw:text-style-name="P15" xml:id="id45" draw:id="id45" draw:layer="layout" svg:width="0.972cm" svg:height="1.277cm" svg:x="10.892cm" svg:y="5.838cm">
          <text:list text:style-name="L1">
            <text:list-header>
              <text:p text:style-name="P14"><text:span text:style-name="T36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xml:id="id44" draw:id="id44" draw:layer="layout" svg:width="16.933cm" svg:height="2.033cm" svg:x="2.5cm" svg:y="7.501cm">
          <table:table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0"/>
            <table:table-column table:style-name="co9"/>
            <table:table-column table:style-name="co9"/>
            <table:table-column table:style-name="co9"/>
            <table:table-row table:style-name="ro2" table:default-cell-style-name="ce86">
              <table:table-cell table:style-name="ce92" table:number-columns-spanned="3">
                <text:list text:style-name="L1">
                  <text:list-header>
                    <text:p text:style-name="P4"><text:span text:style-name="T13"><text:s text:c="5"/></text:span><text:span text:style-name="T13">3</text:span></text:p>
                  </text:list-header>
                </text:list>
              </table:table-cell>
              <table:covered-table-cell/>
              <table:covered-table-cell/>
              <table:table-cell table:style-name="ce93" table:number-columns-spanned="3">
                <text:list text:continue-numbering="true" text:style-name="L1">
                  <text:list-header>
                    <text:p text:style-name="P4"><text:span text:style-name="T13"><text:s text:c="6"/></text:span><text:span text:style-name="T13">1</text:span></text:p>
                  </text:list-header>
                </text:list>
              </table:table-cell>
              <table:covered-table-cell/>
              <table:covered-table-cell/>
              <table:table-cell table:style-name="ce94" table:number-columns-spanned="3">
                <text:list text:continue-numbering="true" text:style-name="L1">
                  <text:list-header>
                    <text:p text:style-name="P4"><text:span text:style-name="T13"><text:s text:c="6"/></text:span><text:span text:style-name="T13">7</text:span></text:p>
                  </text:list-header>
                </text:list>
              </table:table-cell>
              <table:covered-table-cell/>
              <table:covered-table-cell/>
              <table:table-cell table:style-name="ce95">
                <text:list text:continue-numbering="true" text:style-name="L1">
                  <text:list-header>
                    <text:p text:style-name="P4"><text:span text:style-name="T13">,</text:span></text:p>
                  </text:list-header>
                </text:list>
              </table:table-cell>
              <table:table-cell table:style-name="ce96" table:number-columns-spanned="3">
                <text:list text:style-name="L14">
                  <text:list-header>
                    <text:p text:style-name="P4"><text:span text:style-name="T42"><text:s text:c="6"/></text:span><text:span text:style-name="T13">2</text:span></text:p>
                  </text:list-header>
                </text:list>
              </table:table-cell>
              <table:covered-table-cell/>
              <table:covered-table-cell/>
              <table:table-cell table:style-name="ce97" table:number-columns-spanned="3">
                <text:list text:continue-numbering="true" text:style-name="L14">
                  <text:list-header>
                    <text:p text:style-name="P4"><text:span text:style-name="T42"><text:s text:c="5"/></text:span><text:span text:style-name="T13">6</text:span></text:p>
                  </text:list-header>
                </text:list>
              </table:table-cell>
              <table:covered-table-cell/>
              <table:covered-table-cell/>
              <table:table-cell table:style-name="ce98" table:number-columns-spanned="3">
                <text:list text:style-name="L1">
                  <text:list-header>
                    <text:p text:style-name="P4"><text:span text:style-name="T13"><text:s text:c="5"/></text:span><text:span text:style-name="T13">5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2">
              <table:table-cell table:style-name="ce99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00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4"><text:span text:style-name="T4">,</text:span></text:p>
                  </text:list-header>
                </text:list>
              </table:table-cell>
              <table:table-cell table:style-name="ce109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onnector draw:name="Straight Arrow Connector 7" draw:style-name="gr4" draw:text-style-name="P5" xml:id="id51" draw:id="id51" draw:layer="layout" draw:type="line" svg:x1="6.2cm" svg:y1="12.723cm" svg:x2="3.002cm" svg:y2="12.725cm" svg:d="M6200 12723l-3198 2">
          <text:p/>
        </draw:connector>
        <draw:connector draw:name="Straight Arrow Connector 10" draw:style-name="gr4" draw:text-style-name="P5" xml:id="id54" draw:id="id54" draw:layer="layout" draw:type="line" svg:x1="6.6cm" svg:y1="12.723cm" svg:x2="10.583cm" svg:y2="12.725cm" svg:d="M6600 12723l3983 2">
          <text:p/>
        </draw:connector>
        <draw:line draw:name="Straight Connector 24" draw:style-name="gr13" draw:text-style-name="P5" xml:id="id52" draw:id="id52" draw:layer="layout" svg:x1="5.237cm" svg:y1="13.985cm" svg:x2="5.237cm" svg:y2="13.182cm">
          <text:p/>
        </draw:line>
        <draw:line draw:name="Straight Connector 28" draw:style-name="gr13" draw:text-style-name="P5" xml:id="id53" draw:id="id53" draw:layer="layout" svg:x1="3.804cm" svg:y1="14.107cm" svg:x2="3.804cm" svg:y2="13.304cm">
          <text:p/>
        </draw:line>
        <draw:line draw:name="Straight Connector 29" draw:style-name="gr13" draw:text-style-name="P5" xml:id="id55" draw:id="id55" draw:layer="layout" svg:x1="8cm" svg:y1="14cm" svg:x2="8cm" svg:y2="13.197cm">
          <text:p/>
        </draw:line>
        <draw:line draw:name="Straight Connector 30" draw:style-name="gr13" draw:text-style-name="P5" xml:id="id56" draw:id="id56" draw:layer="layout" svg:x1="9.352cm" svg:y1="14.003cm" svg:x2="9.352cm" svg:y2="13.2cm">
          <text:p/>
        </draw:line>
        <draw:custom-shape draw:name="TextBox 26" draw:style-name="gr14" draw:text-style-name="P15" xml:id="id50" draw:id="id50" draw:layer="layout" svg:width="0.972cm" svg:height="1.277cm" svg:x="13.057cm" svg:y="12.885cm">
          <text:list text:style-name="L1">
            <text:list-header>
              <text:p text:style-name="P14"><text:span text:style-name="T36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7" draw:style-name="gr15" draw:text-style-name="P15" xml:id="id58" draw:id="id58" draw:layer="layout" svg:width="5.918cm" svg:height="1.417cm" svg:x="13.057cm" svg:y="12.934cm">
          <text:list text:style-name="L1">
            <text:list-header>
              <text:p text:style-name="P14"><text:span text:style-name="T36">317,264</text:span><text:span text:style-name="T37">(8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xml:id="id57" draw:id="id57" draw:layer="layout" svg:width="16.932cm" svg:height="2.033cm" svg:x="2.536cm" svg:y="14.631cm">
          <table:table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12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12"/>
            <table:table-column table:style-name="co9"/>
            <table:table-column table:style-name="co10"/>
            <table:table-column table:style-name="co9"/>
            <table:table-column table:style-name="co9"/>
            <table:table-row table:style-name="ro2">
              <table:table-cell table:style-name="ce118">
                <text:list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27">
                <text:list text:continue-numbering="true" text:style-name="L1">
                  <text:list-header>
                    <text:p text:style-name="P4"><text:span text:style-name="T13">,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36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</table:table-row>
            <table:table-row table:style-name="ro2" table:default-cell-style-name="ce86">
              <table:table-cell table:style-name="ce137" table:number-columns-spanned="3">
                <text:list text:continue-numbering="true" text:style-name="L1">
                  <text:list-header>
                    <text:p text:style-name="P4"><text:span text:style-name="T4"><text:s text:c="5"/></text:span><text:span text:style-name="T4">3</text:span></text:p>
                  </text:list-header>
                </text:list>
              </table:table-cell>
              <table:covered-table-cell/>
              <table:covered-table-cell/>
              <table:table-cell table:style-name="ce138" table:number-columns-spanned="3">
                <text:list text:continue-numbering="true" text:style-name="L1">
                  <text:list-header>
                    <text:p text:style-name="P4"><text:span text:style-name="T4"><text:s text:c="6"/></text:span><text:span text:style-name="T4">1</text:span></text:p>
                  </text:list-header>
                </text:list>
              </table:table-cell>
              <table:covered-table-cell/>
              <table:covered-table-cell/>
              <table:table-cell table:style-name="ce139" table:number-columns-spanned="3">
                <text:list text:continue-numbering="true" text:style-name="L1">
                  <text:list-header>
                    <text:p text:style-name="P4"><text:span text:style-name="T4"><text:s text:c="6"/></text:span><text:span text:style-name="T4">7</text:span></text:p>
                  </text:list-header>
                </text:list>
              </table:table-cell>
              <table:covered-table-cell/>
              <table:covered-table-cell/>
              <table:table-cell table:style-name="ce140">
                <text:list text:style-name="L7">
                  <text:list-header>
                    <text:p text:style-name="P4"><text:span text:style-name="T43">,</text:span></text:p>
                  </text:list-header>
                </text:list>
              </table:table-cell>
              <table:table-cell table:style-name="ce141" table:number-columns-spanned="3">
                <text:list text:continue-numbering="true" text:style-name="L7">
                  <text:list-header>
                    <text:p text:style-name="P4"><text:span text:style-name="T43"><text:s text:c="6"/></text:span><text:span text:style-name="T4">2</text:span></text:p>
                  </text:list-header>
                </text:list>
              </table:table-cell>
              <table:covered-table-cell/>
              <table:covered-table-cell/>
              <table:table-cell table:style-name="ce142" table:number-columns-spanned="3">
                <text:list text:continue-numbering="true" text:style-name="L7">
                  <text:list-header>
                    <text:p text:style-name="P4"><text:span text:style-name="T43"><text:s text:c="5"/></text:span><text:span text:style-name="T4">6</text:span></text:p>
                  </text:list-header>
                </text:list>
              </table:table-cell>
              <table:covered-table-cell/>
              <table:covered-table-cell/>
              <table:table-cell table:style-name="ce143" table:number-columns-spanned="3">
                <text:list text:style-name="L1">
                  <text:list-header>
                    <text:p text:style-name="P4"><text:span text:style-name="T4"><text:s text:c="5"/></text:span><text:span text:style-name="T4">4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 smil:additive="base"/>
                  <anim:animate smil:dur="0.5s" smil:fill="hold" smil:targetElement="id4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0" presentation:preset-class="exit" presentation:preset-id="ooo-exit-fly-out" presentation:preset-sub-type="from-bottom">
                  <anim:animate smil:dur="0.25s" smil:targetElement="id45" smil:attributeName="x" smil:values="x;x" smil:keyTimes="0;1" smil:additive="base"/>
                  <anim:animate smil:dur="0.25s" smil:targetElement="id45" smil:attributeName="y" smil:values="y;1+height/2" smil:keyTimes="0;1" smil:additive="base"/>
                  <anim:set smil:begin="0.249s" smil:dur="0.001s" smil:fill="hold" smil:targetElement="id45" smil:attributeName="visibility" smil:to="hidden"/>
                </anim:par>
              </anim:par>
              <anim:par smil:begin="0.25s" smil:fill="hold">
                <anim:par smil:begin="0s" smil:fill="hold" smil:repeatCount="1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25s" smil:fill="hold" smil:targetElement="id46" smil:attributeName="x" smil:values="x;x" smil:keyTimes="0;1" smil:additive="base"/>
                  <anim:animate smil:dur="0.25s" smil:fill="hold" smil:targetElement="id4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 smil:additive="base"/>
                  <anim:animate smil:dur="0.5s" smil:fill="hold" smil:targetElement="id47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 smil:additive="base"/>
                  <anim:animate smil:dur="0.5s" smil:fill="hold" smil:targetElement="id48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 smil:additive="base"/>
                  <anim:animate smil:dur="0.5s" smil:fill="hold" smil:targetElement="id49" anim:sub-item="text" smil:attributeName="y" smil:values="1+height/2;y" smil:keyTimes="0;1" smil:additive="base"/>
                </anim:par>
                <anim:par smil:begin="0s" smil:fill="hold" smil:repeatCount="1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25s" smil:fill="hold" smil:targetElement="id50" smil:attributeName="x" smil:values="x;x" smil:keyTimes="0;1" smil:additive="base"/>
                  <anim:animate smil:dur="0.25s" smil:fill="hold" smil:targetElement="id5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 smil:additive="base"/>
                  <anim:animate smil:dur="0.5s" smil:fill="hold" smil:targetElement="id57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1" presentation:preset-class="exit" presentation:preset-id="ooo-exit-descend">
                  <anim:transitionFilter smil:dur="0.25s" smil:targetElement="id50" smil:type="fade" smil:subtype="crossfade" smil:mode="out"/>
                  <anim:animate smil:dur="0.25s" smil:targetElement="id50" smil:attributeName="x" smil:values="x;x" smil:keyTimes="0;1"/>
                  <anim:animate smil:dur="0.25s" smil:targetElement="id50" smil:attributeName="y" smil:values="y;y+.1" smil:keyTimes="0;1"/>
                  <anim:set smil:begin="0.249s" smil:dur="0.001s" smil:fill="hold" smil:targetElement="id50" smil:attributeName="visibility" smil:to="hidden"/>
                </anim:par>
              </anim:par>
              <anim:par smil:begin="0.25s" smil:fill="hold">
                <anim:par smil:begin="0s" smil:fill="hold" smil:repeatCount="1" presentation:node-type="after-previous" presentation:group-id="0" presentation:preset-class="entrance" presentation:preset-id="ooo-entrance-ascend">
                  <anim:set smil:begin="0s" smil:dur="0.001s" smil:fill="hold" smil:targetElement="id58" smil:attributeName="visibility" smil:to="visible"/>
                  <anim:transitionFilter smil:dur="0.25s" smil:targetElement="id58" smil:type="fade" smil:subtype="crossfade"/>
                  <anim:animate smil:dur="0.25s" smil:fill="hold" smil:targetElement="id58" smil:attributeName="x" smil:values="x;x" smil:keyTimes="0;1"/>
                  <anim:animate smil:dur="0.25s" smil:fill="hold" smil:targetElement="id5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6" draw:master-page-name="Default" presentation:use-date-time-name="dtd1">
        <draw:frame presentation:style-name="pr4" draw:text-style-name="P2" draw:layer="layout" svg:width="22.86cm" svg:height="2.725cm" svg:x="1.098cm" svg:y="0.524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преобразуване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2.565cm" svg:y2="2.924cm">
          <text:p/>
        </draw:line>
        <draw:frame presentation:style-name="pr6" draw:text-style-name="P2" draw:layer="layout" svg:width="22.86cm" svg:height="13.481cm" svg:x="1.27cm" svg:y="4.444cm" presentation:class="outline" presentation:user-transformed="true">
          <draw:text-box>
            <text:list text:style-name="L6">
              <text:list-item>
                <text:p text:style-name="P11"><text:span text:style-name="T24">От Шестнадесетична към Двоична, пример:</text:span><text:span text:style-name="T15"> </text:span></text:p>
              </text:list-item>
            </text:list>
            <text:list text:style-name="L1">
              <text:list-header>
                <text:p text:style-name="P20"><text:span text:style-name="T15"><text:s text:c="38"/></text:span></text:p>
                <text:p text:style-name="P20"><text:span text:style-name="T15"/></text:p>
                <text:p text:style-name="P20"><text:span text:style-name="T15"/></text:p>
                <text:p text:style-name="P20"><text:span text:style-name="T15"/></text:p>
              </text:list-header>
            </text:list>
            <text:list text:style-name="L6">
              <text:list-item>
                <text:p xml:id="id63" text:id="id63" text:style-name="P11"><text:span text:style-name="T24">Да се върнем обратно от Двоична в Шестнадесетична :</text:span></text:p>
                <text:p text:style-name="P11"><text:span text:style-name="T24"/></text:p>
              </text:list-item>
            </text:list>
            <text:list text:style-name="L1">
              <text:list-header>
                <text:p xml:id="id64" text:id="id64" text:style-name="P19"><text:span text:style-name="T36"><text:tab/></text:span><text:span text:style-name="T36">101000111100</text:span><text:span text:style-name="T44">,</text:span><text:span text:style-name="T36">10110100</text:span><text:span text:style-name="T44">111</text:span><text:span text:style-name="T45">(2)</text:span><text:span text:style-name="T15"> = </text:span></text:p>
              </text:list-header>
            </text:list>
          </draw:text-box>
        </draw:frame>
        <draw:custom-shape draw:name="TextBox 19" draw:style-name="gr16" draw:text-style-name="P15" xml:id="id60" draw:id="id60" draw:layer="layout" svg:width="6.001cm" svg:height="1.544cm" svg:x="4.551cm" svg:y="5.927cm">
          <text:list text:style-name="L1">
            <text:list-header>
              <text:p text:style-name="P14"><text:span text:style-name="T16">A3C,B4</text:span><text:span text:style-name="T15">Е</text:span><text:span text:style-name="T35">(16) </text:span><text:span text:style-name="T15">=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17" draw:text-style-name="P15" xml:id="id59" draw:id="id59" draw:layer="layout" svg:width="0.972cm" svg:height="1.277cm" svg:x="10.301cm" svg:y="6.002cm">
          <text:list text:style-name="L1">
            <text:list-header>
              <text:p text:style-name="P14"><text:span text:style-name="T36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18" draw:text-style-name="P15" xml:id="id62" draw:id="id62" draw:layer="layout" svg:width="12.175cm" svg:height="1.417cm" svg:x="10.301cm" svg:y="6.002cm">
          <text:list text:style-name="L1">
            <text:list-header>
              <text:p text:style-name="P14"><text:span text:style-name="T36">101000111100</text:span><text:span text:style-name="T44">,</text:span><text:span text:style-name="T36">10110100</text:span><text:span text:style-name="T44">111</text:span><text:span text:style-name="T45">(2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xml:id="id61" draw:id="id61" draw:layer="layout" svg:width="18.348cm" svg:height="2.033cm" svg:x="2.699cm" svg:y="7.461cm">
          <table:table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86">
              <table:table-cell table:style-name="ce144" table:number-columns-spanned="4">
                <text:list text:style-name="L1">
                  <text:list-header>
                    <text:p text:style-name="P4"><text:span text:style-name="T13"><text:s text:c="5"/></text:span><text:span text:style-name="T46"><text:s/></text:span><text:span text:style-name="T46">A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145" table:number-columns-spanned="4">
                <text:list text:continue-numbering="true" text:style-name="L1">
                  <text:list-header>
                    <text:p text:style-name="P4"><text:span text:style-name="T13"><text:s text:c="6"/></text:span><text:span text:style-name="T46">3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146" table:number-columns-spanned="4">
                <text:list text:continue-numbering="true" text:style-name="L1">
                  <text:list-header>
                    <text:p text:style-name="P4"><text:span text:style-name="T13"><text:s text:c="6"/></text:span><text:span text:style-name="T46">C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147">
                <text:list text:continue-numbering="true" text:style-name="L1">
                  <text:list-header>
                    <text:p text:style-name="P4"><text:span text:style-name="T13">,</text:span></text:p>
                  </text:list-header>
                </text:list>
              </table:table-cell>
              <table:table-cell table:style-name="ce148" table:number-columns-spanned="4">
                <text:list text:style-name="L14">
                  <text:list-header>
                    <text:p text:style-name="P4"><text:span text:style-name="T42"><text:s text:c="5"/></text:span><text:span text:style-name="T46">B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149" table:number-columns-spanned="4">
                <text:list text:continue-numbering="true" text:style-name="L14">
                  <text:list-header>
                    <text:p text:style-name="P4"><text:span text:style-name="T42"><text:s text:c="5"/></text:span><text:span text:style-name="T46">4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150" table:number-columns-spanned="4">
                <text:list text:continue-numbering="true" text:style-name="L14">
                  <text:list-header>
                    <text:p text:style-name="P4"><text:span text:style-name="T47"><text:s text:c="7"/></text:span><text:span text:style-name="T13">Е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  <table:table-row table:style-name="ro2">
              <table:table-cell table:style-name="ce151">
                <text:list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54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63">
                <text:list text:continue-numbering="true" text:style-name="L1">
                  <text:list-header>
                    <text:p text:style-name="P4"><text:span text:style-name="T4">,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4"><text:span text:style-name="T4">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4"><text:span text:style-name="T48">0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4"><text:span text:style-name="T48">1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4"><text:span text:style-name="T4">0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1" draw:style-name="gr19" draw:text-style-name="P15" xml:id="id65" draw:id="id65" draw:layer="layout" svg:width="0.972cm" svg:height="1.277cm" svg:x="16.501cm" svg:y="13.926cm">
          <text:list text:style-name="L1">
            <text:list-header>
              <text:p text:style-name="P14"><text:span text:style-name="T36">?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4" draw:style-name="gr4" draw:text-style-name="P5" xml:id="id66" draw:id="id66" draw:layer="layout" draw:type="line" svg:x1="7.8cm" svg:y1="13.998cm" svg:x2="2.599cm" svg:y2="13.996cm" svg:d="M7800 13998l-5201-2">
          <text:p/>
        </draw:connector>
        <draw:line draw:name="Straight Connector 15" draw:style-name="gr13" draw:text-style-name="P5" xml:id="id67" draw:id="id67" draw:layer="layout" svg:x1="6.2cm" svg:y1="15.003cm" svg:x2="6.2cm" svg:y2="14.2cm">
          <text:p/>
        </draw:line>
        <draw:line draw:name="Straight Connector 16" draw:style-name="gr13" draw:text-style-name="P5" xml:id="id68" draw:id="id68" draw:layer="layout" svg:x1="4.4cm" svg:y1="15cm" svg:x2="4.4cm" svg:y2="14.197cm">
          <text:p/>
        </draw:line>
        <draw:connector draw:name="Straight Arrow Connector 17" draw:style-name="gr4" draw:text-style-name="P5" xml:id="id69" draw:id="id69" draw:layer="layout" draw:type="line" svg:x1="8.397cm" svg:y1="14cm" svg:x2="13.2cm" svg:y2="14.028cm" svg:d="M8397 14000l4803 28">
          <text:p/>
        </draw:connector>
        <draw:line draw:name="Straight Connector 20" draw:style-name="gr13" draw:text-style-name="P5" xml:id="id70" draw:id="id70" draw:layer="layout" svg:x1="10.2cm" svg:y1="15.003cm" svg:x2="10.2cm" svg:y2="14.2cm">
          <text:p/>
        </draw:line>
        <draw:line draw:name="Straight Connector 24" draw:style-name="gr13" draw:text-style-name="P5" xml:id="id71" draw:id="id71" draw:layer="layout" svg:x1="12.16cm" svg:y1="14.987cm" svg:x2="12.16cm" svg:y2="14.184cm">
          <text:p/>
        </draw:line>
        <draw:frame xml:id="id72" draw:id="id72" draw:layer="layout" svg:width="18.348cm" svg:height="2.033cm" svg:x="2.699cm" svg:y="15.549cm">
          <table:table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3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>
              <table:table-cell table:style-name="ce176">
                <text:list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81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4"><text:span text:style-name="T13">,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90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4"><text:span text:style-name="T13">1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4"><text:span text:style-name="T46">0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199">
                <text:list text:continue-numbering="true" text:style-name="L1">
                  <text:list-header>
                    <text:p text:style-name="P4"><text:span text:style-name="T46">1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4"><text:span text:style-name="T13">0</text:span></text:p>
                  </text:list-header>
                </text:list>
              </table:table-cell>
            </table:table-row>
            <table:table-row table:style-name="ro2" table:default-cell-style-name="ce86">
              <table:table-cell table:style-name="ce201" table:number-columns-spanned="4">
                <text:list text:continue-numbering="true" text:style-name="L1">
                  <text:list-header>
                    <text:p text:style-name="P4"><text:span text:style-name="T4"><text:s text:c="5"/></text:span><text:span text:style-name="T48"><text:s/></text:span><text:span text:style-name="T48">A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02" table:number-columns-spanned="4">
                <text:list text:continue-numbering="true" text:style-name="L1">
                  <text:list-header>
                    <text:p text:style-name="P4"><text:span text:style-name="T4"><text:s text:c="6"/></text:span><text:span text:style-name="T48">3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03" table:number-columns-spanned="4">
                <text:list text:continue-numbering="true" text:style-name="L1">
                  <text:list-header>
                    <text:p text:style-name="P4"><text:span text:style-name="T4"><text:s text:c="6"/></text:span><text:span text:style-name="T48">C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04">
                <text:list text:style-name="L7">
                  <text:list-header>
                    <text:p text:style-name="P4"><text:span text:style-name="T43">,</text:span></text:p>
                  </text:list-header>
                </text:list>
              </table:table-cell>
              <table:table-cell table:style-name="ce205" table:number-columns-spanned="4">
                <text:list text:continue-numbering="true" text:style-name="L7">
                  <text:list-header>
                    <text:p text:style-name="P4"><text:span text:style-name="T43"><text:s text:c="5"/></text:span><text:span text:style-name="T48">B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06" table:number-columns-spanned="4">
                <text:list text:continue-numbering="true" text:style-name="L7">
                  <text:list-header>
                    <text:p text:style-name="P4"><text:span text:style-name="T43"><text:s text:c="5"/></text:span><text:span text:style-name="T48">4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07" table:number-columns-spanned="4">
                <text:list text:continue-numbering="true" text:style-name="L7">
                  <text:list-header>
                    <text:p text:style-name="P4"><text:span text:style-name="T14"><text:s text:c="7"/></text:span><text:span text:style-name="T4">Е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custom-shape draw:name="TextBox 26" draw:style-name="gr20" draw:text-style-name="P15" xml:id="id73" draw:id="id73" draw:layer="layout" svg:width="5.402cm" svg:height="1.544cm" svg:x="16.501cm" svg:y="13.926cm">
          <text:list text:style-name="L1">
            <text:list-header>
              <text:p text:style-name="P14"><text:span text:style-name="T16">A3C,B4</text:span><text:span text:style-name="T15">Е</text:span><text:span text:style-name="T35">(16)</text:span><text:span text:style-name="T15">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25s" smil:fill="hold" smil:targetElement="id59" smil:attributeName="x" smil:values="x;x" smil:keyTimes="0;1" smil:additive="base"/>
                  <anim:animate smil:dur="0.25s" smil:fill="hold" smil:targetElement="id59" smil:attributeName="y" smil:values="1+height/2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 smil:additive="base"/>
                  <anim:animate smil:dur="0.5s" smil:fill="hold" smil:targetElement="id6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 smil:additive="base"/>
                  <anim:animate smil:dur="0.5s" smil:fill="hold" smil:targetElement="id61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1" presentation:preset-class="exit" presentation:preset-id="ooo-exit-fly-out" presentation:preset-sub-type="from-bottom">
                  <anim:animate smil:dur="0.25s" smil:targetElement="id59" smil:attributeName="x" smil:values="x;x" smil:keyTimes="0;1" smil:additive="base"/>
                  <anim:animate smil:dur="0.25s" smil:targetElement="id59" smil:attributeName="y" smil:values="y;1+height/2" smil:keyTimes="0;1" smil:additive="base"/>
                  <anim:set smil:begin="0.249s" smil:dur="0.001s" smil:fill="hold" smil:targetElement="id59" smil:attributeName="visibility" smil:to="hidden"/>
                </anim:par>
              </anim:par>
              <anim:par smil:begin="0.25s" smil:fill="hold">
                <anim:par smil:begin="0s" smil:fill="hold" smil:repeatCount="1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25s" smil:fill="hold" smil:targetElement="id62" smil:attributeName="x" smil:values="x;x" smil:keyTimes="0;1" smil:additive="base"/>
                  <anim:animate smil:dur="0.25s" smil:fill="hold" smil:targetElement="id6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 smil:additive="base"/>
                  <anim:animate smil:dur="0.5s" smil:fill="hold" smil:targetElement="id63" anim:sub-item="text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 smil:additive="base"/>
                  <anim:animate smil:dur="0.5s" smil:fill="hold" smil:targetElement="id64" anim:sub-item="text" smil:attributeName="y" smil:values="1+height/2;y" smil:keyTimes="0;1" smil:additive="base"/>
                </anim:par>
                <anim:par smil:begin="0s" smil:fill="hold" smil:repeatCount="1" presentation:node-type="with-previous" presentation:group-id="0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25s" smil:fill="hold" smil:targetElement="id65" smil:attributeName="x" smil:values="x;x" smil:keyTimes="0;1" smil:additive="base"/>
                  <anim:animate smil:dur="0.25s" smil:fill="hold" smil:targetElement="id65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0.5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 smil:additive="base"/>
                  <anim:animate smil:dur="0.5s" smil:fill="hold" smil:targetElement="id7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group-id="1" presentation:preset-class="exit" presentation:preset-id="ooo-exit-fly-out" presentation:preset-sub-type="from-bottom">
                  <anim:animate smil:dur="0.25s" smil:targetElement="id65" smil:attributeName="x" smil:values="x;x" smil:keyTimes="0;1" smil:additive="base"/>
                  <anim:animate smil:dur="0.25s" smil:targetElement="id65" smil:attributeName="y" smil:values="y;1+height/2" smil:keyTimes="0;1" smil:additive="base"/>
                  <anim:set smil:begin="0.249s" smil:dur="0.001s" smil:fill="hold" smil:targetElement="id65" smil:attributeName="visibility" smil:to="hidden"/>
                </anim:par>
              </anim:par>
              <anim:par smil:begin="0.25s" smil:fill="hold">
                <anim:par smil:begin="0s" smil:fill="hold" smil:repeatCount="1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25s" smil:fill="hold" smil:targetElement="id73" smil:attributeName="x" smil:values="x;x" smil:keyTimes="0;1" smil:additive="base"/>
                  <anim:animate smil:dur="0.25s" smil:fill="hold" smil:targetElement="id73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Бройни системи - деиствия" draw:style-name="dp5" draw:master-page-name="Default" presentation:use-date-time-name="dtd1" xml:id="id74" draw:id="id74">
        <office:forms form:automatic-focus="false" form:apply-design-mode="false"/>
        <draw:frame presentation:style-name="pr9" draw:text-style-name="P2" draw:layer="layout" svg:width="22.86cm" svg:height="2.726cm" svg:x="1.107cm" svg:y="0.392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деиствия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3.301cm" svg:y2="2.924cm">
          <text:p/>
        </draw:line>
        <draw:frame presentation:style-name="pr6" draw:text-style-name="P2" draw:layer="layout" svg:width="22.86cm" svg:height="13.481cm" svg:x="1.098cm" svg:y="4.726cm" presentation:class="outline" presentation:user-transformed="true">
          <draw:text-box>
            <text:list text:style-name="L6">
              <text:list-item>
                <text:p text:style-name="P6"><text:span text:style-name="T7">Действия с двоични числа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Аритметични действия :</text:span></text:p>
                    <text:p text:style-name="P7"><text:span text:style-name="T6"/></text:p>
                    <text:p text:style-name="P7"><text:span text:style-name="T6"/></text:p>
                  </text:list-item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12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12"/></text:p>
                  </text:list-header>
                  <text:list-item>
                    <text:p xml:id="id107" text:id="id107" text:style-name="P7"><text:span text:style-name="T6">Примери с многоразредни числа</text:span></text:p>
                  </text:list-item>
                </text:list>
              </text:list-item>
            </text:list>
          </draw:text-box>
        </draw:frame>
        <draw:frame draw:layer="layout" svg:width="18.586cm" svg:height="5.136cm" svg:x="2.5cm" svg:y="8.149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>
              <table:table-cell table:style-name="ce208">
                <text:list text:style-name="L1">
                  <text:list-header>
                    <text:p text:style-name="P4"><text:span text:style-name="T13">Събиране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4"><text:span text:style-name="T13">Изваждане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4"><text:span text:style-name="T13">Умножение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4"><text:span text:style-name="T13">Деление</text:span></text:p>
                  </text:list-header>
                </text:list>
              </table:table-cell>
            </table:table-row>
            <table:table-row table:style-name="ro7">
              <table:table-cell table:style-name="ce212"/>
              <table:table-cell table:style-name="ce213"/>
              <table:table-cell table:style-name="ce214"/>
              <table:table-cell table:style-name="ce215"/>
            </table:table-row>
            <table:table-row table:style-name="ro7">
              <table:table-cell table:style-name="ce216"/>
              <table:table-cell table:style-name="ce217"/>
              <table:table-cell table:style-name="ce218"/>
              <table:table-cell table:style-name="ce219"/>
            </table:table-row>
            <table:table-row table:style-name="ro9">
              <table:table-cell table:style-name="ce220"/>
              <table:table-cell table:style-name="ce221"/>
              <table:table-cell table:style-name="ce222"/>
              <table:table-cell table:style-name="ce223"/>
            </table:table-row>
            <table:table-row table:style-name="ro9">
              <table:table-cell table:style-name="ce224"/>
              <table:table-cell table:style-name="ce225"/>
              <table:table-cell table:style-name="ce226"/>
              <table:table-cell table:style-name="ce227"/>
            </table:table-row>
          </table:table>
          <draw:image xlink:href="Pictures/TablePreview9.svm" xlink:type="simple" xlink:show="embed" xlink:actuate="onLoad"/>
        </draw:frame>
        <draw:custom-shape draw:name="TextBox 22" draw:style-name="gr21" draw:text-style-name="P15" xml:id="id76" draw:id="id76" draw:layer="layout" svg:width="1.204cm" svg:height="1.277cm" svg:x="6.138cm" svg:y="8.991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22" draw:text-style-name="P15" xml:id="id77" draw:id="id77" draw:layer="layout" svg:width="1.199cm" svg:height="1.277cm" svg:x="6.059cm" svg:y="10.072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5" draw:style-name="gr23" draw:text-style-name="P15" xml:id="id79" draw:id="id79" draw:layer="layout" svg:width="1.199cm" svg:height="1.277cm" svg:x="6.046cm" svg:y="11.201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6" draw:style-name="gr24" draw:text-style-name="P26" draw:layer="layout" svg:width="5.697cm" svg:height="1.277cm" svg:x="0.3cm" svg:y="12.087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+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20" draw:style-name="gr25" draw:text-style-name="P26" draw:layer="layout" svg:width="6.002cm" svg:height="1.277cm" svg:x="0.423cm" svg:y="8.99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+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4" draw:style-name="gr26" draw:text-style-name="P15" xml:id="id75" draw:id="id75" draw:layer="layout" svg:width="1.199cm" svg:height="1.277cm" svg:x="6.152cm" svg:y="9.005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7" draw:text-style-name="P26" draw:layer="layout" svg:width="5.702cm" svg:height="1.277cm" svg:x="0.375cm" svg:y="10.03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+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28" draw:text-style-name="P15" xml:id="id78" draw:id="id78" draw:layer="layout" svg:width="1.199cm" svg:height="1.277cm" svg:x="6.037cm" svg:y="10.041cm">
          <text:list text:style-name="L1">
            <text:list-header>
              <text:p text:style-name="P1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29" draw:text-style-name="P26" draw:layer="layout" svg:width="5.702cm" svg:height="1.277cm" svg:x="0.344cm" svg:y="11.13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+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4" draw:style-name="gr30" draw:text-style-name="P15" xml:id="id80" draw:id="id80" draw:layer="layout" svg:width="1.199cm" svg:height="1.277cm" svg:x="6.033cm" svg:y="11.148cm">
          <text:list text:style-name="L1">
            <text:list-header>
              <text:p text:style-name="P1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8" draw:style-name="gr31" draw:text-style-name="P15" xml:id="id81" draw:id="id81" draw:layer="layout" svg:width="1.253cm" svg:height="1.277cm" svg:x="5.935cm" svg:y="12.105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32" draw:text-style-name="P15" draw:layer="layout" svg:width="0.37cm" svg:height="0.137cm" svg:x="12.978cm" svg:y="13.877cm">
          <text:list text:style-name="L7">
            <text:list-header>
              <text:p text:style-name="P14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7" draw:style-name="gr33" draw:text-style-name="P15" xml:id="id82" draw:id="id82" draw:layer="layout" svg:width="1.57cm" svg:height="1.277cm" svg:x="5.719cm" svg:y="12.083cm">
          <text:list text:style-name="L1">
            <text:list-header>
              <text:p text:style-name="P14"><text:span text:style-name="T15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34" draw:text-style-name="P26" draw:layer="layout" svg:width="6.002cm" svg:height="1.277cm" svg:x="5.199cm" svg:y="9.044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-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0" draw:style-name="gr35" draw:text-style-name="P26" draw:layer="layout" svg:width="5.702cm" svg:height="1.277cm" svg:x="5.009cm" svg:y="9.972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-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1" draw:style-name="gr36" draw:text-style-name="P26" draw:layer="layout" svg:width="5.702cm" svg:height="1.277cm" svg:x="5.08cm" svg:y="12.083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-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2" draw:style-name="gr37" draw:text-style-name="P26" draw:layer="layout" svg:width="6.001cm" svg:height="1.277cm" svg:x="9.34cm" svg:y="9.00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*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3" draw:style-name="gr38" draw:text-style-name="P26" draw:layer="layout" svg:width="6.002cm" svg:height="1.277cm" svg:x="9.256cm" svg:y="10.04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*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39" draw:text-style-name="P26" draw:layer="layout" svg:width="6.002cm" svg:height="1.277cm" svg:x="9.256cm" svg:y="11.038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*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5" draw:style-name="gr40" draw:text-style-name="P26" draw:layer="layout" svg:width="5.701cm" svg:height="1.277cm" svg:x="9.208cm" svg:y="12.14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*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6" draw:style-name="gr41" draw:text-style-name="P26" draw:layer="layout" svg:width="6.116cm" svg:height="1.277cm" svg:x="5.274cm" svg:y="11.0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0 - 1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7" draw:style-name="gr42" draw:text-style-name="P26" draw:layer="layout" svg:width="5.737cm" svg:height="1.277cm" svg:x="13.855cm" svg:y="9.034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: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45" draw:style-name="gr43" draw:text-style-name="P15" xml:id="id83" draw:id="id83" draw:layer="layout" svg:width="1.2cm" svg:height="1.277cm" svg:x="10.605cm" svg:y="9.00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44" draw:text-style-name="P15" xml:id="id86" draw:id="id86" draw:layer="layout" svg:width="1.2cm" svg:height="1.277cm" svg:x="10.57cm" svg:y="10.006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45" draw:text-style-name="P15" xml:id="id87" draw:id="id87" draw:layer="layout" svg:width="1.199cm" svg:height="1.277cm" svg:x="10.601cm" svg:y="11.09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46" draw:text-style-name="P15" xml:id="id89" draw:id="id89" draw:layer="layout" svg:width="1.199cm" svg:height="1.277cm" svg:x="10.619cm" svg:y="12.127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47" draw:text-style-name="P15" xml:id="id84" draw:id="id84" draw:layer="layout" svg:width="1.199cm" svg:height="1.277cm" svg:x="10.619cm" svg:y="9.044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48" draw:text-style-name="P15" xml:id="id85" draw:id="id85" draw:layer="layout" svg:width="1.199cm" svg:height="1.277cm" svg:x="10.579cm" svg:y="9.984cm">
          <text:list text:style-name="L1">
            <text:list-header>
              <text:p text:style-name="P1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49" draw:text-style-name="P15" xml:id="id88" draw:id="id88" draw:layer="layout" svg:width="1.199cm" svg:height="1.277cm" svg:x="10.61cm" svg:y="11.108cm">
          <text:list text:style-name="L1">
            <text:list-header>
              <text:p text:style-name="P14"><text:span text:style-name="T15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2" draw:style-name="gr50" draw:text-style-name="P15" xml:id="id90" draw:id="id90" draw:layer="layout" svg:width="1.199cm" svg:height="1.277cm" svg:x="10.61cm" svg:y="12.14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3" draw:style-name="gr51" draw:text-style-name="P15" xml:id="id92" draw:id="id92" draw:layer="layout" svg:width="1.2cm" svg:height="1.277cm" svg:x="14.909cm" svg:y="9.013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52" draw:text-style-name="P15" xml:id="id91" draw:id="id91" draw:layer="layout" svg:width="1.199cm" svg:height="1.277cm" svg:x="14.905cm" svg:y="9.04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53" draw:text-style-name="P15" xml:id="id93" draw:id="id93" draw:layer="layout" svg:width="1.199cm" svg:height="1.277cm" svg:x="14.839cm" svg:y="10.076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6" draw:style-name="gr54" draw:text-style-name="P15" xml:id="id94" draw:id="id94" draw:layer="layout" svg:width="1.199cm" svg:height="1.277cm" svg:x="14.848cm" svg:y="10.107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7" draw:style-name="gr55" draw:text-style-name="P15" xml:id="id95" draw:id="id95" draw:layer="layout" svg:width="1.199cm" svg:height="1.277cm" svg:x="14.852cm" svg:y="11.038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56" draw:text-style-name="P15" xml:id="id96" draw:id="id96" draw:layer="layout" svg:width="1.199cm" svg:height="1.277cm" svg:x="14.848cm" svg:y="11.099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9" draw:style-name="gr57" draw:text-style-name="P15" xml:id="id97" draw:id="id97" draw:layer="layout" svg:width="1.199cm" svg:height="1.277cm" svg:x="14.764cm" svg:y="12.158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0" draw:style-name="gr58" draw:text-style-name="P15" xml:id="id98" draw:id="id98" draw:layer="layout" svg:width="1.199cm" svg:height="1.277cm" svg:x="14.733cm" svg:y="12.127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1" draw:style-name="gr59" draw:text-style-name="P15" xml:id="id99" draw:id="id99" draw:layer="layout" svg:width="1.2cm" svg:height="1.277cm" svg:x="19.279cm" svg:y="9.04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2" draw:style-name="gr60" draw:text-style-name="P15" xml:id="id100" draw:id="id100" draw:layer="layout" svg:width="1.975cm" svg:height="1.277cm" svg:x="19.112cm" svg:y="9.04cm">
          <text:list text:style-name="L1">
            <text:list-header>
              <text:p text:style-name="P14"><text:span text:style-name="T16">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3" draw:style-name="gr61" draw:text-style-name="P26" draw:layer="layout" svg:width="5.742cm" svg:height="1.277cm" svg:x="13.855cm" svg:y="10.12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1</text:span><text:span text:style-name="T15"> :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64" draw:style-name="gr62" draw:text-style-name="P15" xml:id="id101" draw:id="id101" draw:layer="layout" svg:width="1.2cm" svg:height="1.277cm" svg:x="19.151cm" svg:y="10.134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5" draw:style-name="gr63" draw:text-style-name="P15" xml:id="id102" draw:id="id102" draw:layer="layout" svg:width="1.98cm" svg:height="1.277cm" svg:x="19.112cm" svg:y="10.041cm">
          <text:list text:style-name="L1">
            <text:list-header>
              <text:p text:style-name="P14"><text:span text:style-name="T16">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6" draw:style-name="gr64" draw:text-style-name="P26" draw:layer="layout" svg:width="5.742cm" svg:height="1.277cm" svg:x="13.824cm" svg:y="11.177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0</text:span><text:span text:style-name="T15"> : </text:span><text:span text:style-name="T16">1</text:span><text:span text:style-name="T15">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67" draw:style-name="gr65" draw:text-style-name="P15" xml:id="id103" draw:id="id103" draw:layer="layout" svg:width="1.2cm" svg:height="1.277cm" svg:x="19.116cm" svg:y="11.201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66" draw:text-style-name="P15" xml:id="id104" draw:id="id104" draw:layer="layout" svg:width="1.16cm" svg:height="1.277cm" svg:x="19.156cm" svg:y="11.174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0" draw:style-name="gr67" draw:text-style-name="P26" draw:layer="layout" svg:width="5.742cm" svg:height="1.277cm" svg:x="13.82cm" svg:y="12.147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1</text:span><text:span text:style-name="T15"> : </text:span><text:span text:style-name="T16">1</text:span><text:span text:style-name="T15">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71" draw:style-name="gr68" draw:text-style-name="P15" xml:id="id105" draw:id="id105" draw:layer="layout" svg:width="1.199cm" svg:height="1.277cm" svg:x="19.187cm" svg:y="12.21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2" draw:style-name="gr69" draw:text-style-name="P15" xml:id="id106" draw:id="id106" draw:layer="layout" svg:width="1.164cm" svg:height="1.277cm" svg:x="19.187cm" svg:y="12.18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nk 43" draw:style-name="gr70" draw:text-style-name="P5" draw:layer="layout" svg:width="0.053cm" svg:height="0.053cm" svg:x="6.579cm" svg:y="9.463cm">
          <draw:image xlink:href="Pictures/2000000F000000C4000000C47D809F9C.wmf" xlink:type="simple" xlink:show="embed" xlink:actuate="onLoad">
            <text:p/>
          </draw:image>
        </draw:frame>
        <anim:par smil:dur="indefinite" smil:restart="never" presentation:node-type="timing-root">
          <anim:par smil:begin="id74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75" smil:attributeName="x" smil:values="x;x" smil:keyTimes="0;1" smil:additive="base"/>
                  <anim:animate smil:dur="0.5s" smil:targetElement="id75" smil:attributeName="y" smil:values="y;1+height/2" smil:keyTimes="0;1" smil:additive="base"/>
                  <anim:set smil:begin="0.499s" smil:dur="0.001s" smil:fill="hold" smil:targetElement="id7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 smil:additive="base"/>
                  <anim:animate smil:dur="0.5s" smil:fill="hold" smil:targetElement="id7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77" smil:attributeName="x" smil:values="x;x" smil:keyTimes="0;1" smil:additive="base"/>
                  <anim:animate smil:dur="0.5s" smil:targetElement="id77" smil:attributeName="y" smil:values="y;1+height/2" smil:keyTimes="0;1" smil:additive="base"/>
                  <anim:set smil:begin="0.499s" smil:dur="0.001s" smil:fill="hold" smil:targetElement="id7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 smil:additive="base"/>
                  <anim:animate smil:dur="0.5s" smil:fill="hold" smil:targetElement="id7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79" smil:attributeName="x" smil:values="x;x" smil:keyTimes="0;1" smil:additive="base"/>
                  <anim:animate smil:dur="0.5s" smil:targetElement="id79" smil:attributeName="y" smil:values="y;1+height/2" smil:keyTimes="0;1" smil:additive="base"/>
                  <anim:set smil:begin="0.499s" smil:dur="0.001s" smil:fill="hold" smil:targetElement="id7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 smil:additive="base"/>
                  <anim:animate smil:dur="0.5s" smil:fill="hold" smil:targetElement="id8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81" smil:attributeName="x" smil:values="x;x" smil:keyTimes="0;1" smil:additive="base"/>
                  <anim:animate smil:dur="0.5s" smil:targetElement="id81" smil:attributeName="y" smil:values="y;1+height/2" smil:keyTimes="0;1" smil:additive="base"/>
                  <anim:set smil:begin="0.499s" smil:dur="0.001s" smil:fill="hold" smil:targetElement="id8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 smil:additive="base"/>
                  <anim:animate smil:dur="0.5s" smil:fill="hold" smil:targetElement="id8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83" smil:attributeName="x" smil:values="x;x" smil:keyTimes="0;1" smil:additive="base"/>
                  <anim:animate smil:dur="0.5s" smil:targetElement="id83" smil:attributeName="y" smil:values="y;1+height/2" smil:keyTimes="0;1" smil:additive="base"/>
                  <anim:set smil:begin="0.499s" smil:dur="0.001s" smil:fill="hold" smil:targetElement="id8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 smil:additive="base"/>
                  <anim:animate smil:dur="0.5s" smil:fill="hold" smil:targetElement="id8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 smil:additive="base"/>
                  <anim:animate smil:dur="0.5s" smil:fill="hold" smil:targetElement="id85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group-id="0" presentation:preset-class="exit" presentation:preset-id="ooo-exit-fly-out" presentation:preset-sub-type="from-bottom">
                  <anim:animate smil:dur="0.5s" smil:targetElement="id86" smil:attributeName="x" smil:values="x;x" smil:keyTimes="0;1" smil:additive="base"/>
                  <anim:animate smil:dur="0.5s" smil:targetElement="id86" smil:attributeName="y" smil:values="y;1+height/2" smil:keyTimes="0;1" smil:additive="base"/>
                  <anim:set smil:begin="0.499s" smil:dur="0.001s" smil:fill="hold" smil:targetElement="id8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87" smil:attributeName="x" smil:values="x;x" smil:keyTimes="0;1" smil:additive="base"/>
                  <anim:animate smil:dur="0.5s" smil:targetElement="id87" smil:attributeName="y" smil:values="y;1+height/2" smil:keyTimes="0;1" smil:additive="base"/>
                  <anim:set smil:begin="0.499s" smil:dur="0.001s" smil:fill="hold" smil:targetElement="id8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 smil:additive="base"/>
                  <anim:animate smil:dur="0.5s" smil:fill="hold" smil:targetElement="id8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89" smil:attributeName="x" smil:values="x;x" smil:keyTimes="0;1" smil:additive="base"/>
                  <anim:animate smil:dur="0.5s" smil:targetElement="id89" smil:attributeName="y" smil:values="y;1+height/2" smil:keyTimes="0;1" smil:additive="base"/>
                  <anim:set smil:begin="0.499s" smil:dur="0.001s" smil:fill="hold" smil:targetElement="id8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 smil:additive="base"/>
                  <anim:animate smil:dur="0.5s" smil:fill="hold" smil:targetElement="id9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91" smil:attributeName="x" smil:values="x;x" smil:keyTimes="0;1" smil:additive="base"/>
                  <anim:animate smil:dur="0.5s" smil:targetElement="id91" smil:attributeName="y" smil:values="y;1+height/2" smil:keyTimes="0;1" smil:additive="base"/>
                  <anim:set smil:begin="0.499s" smil:dur="0.001s" smil:fill="hold" smil:targetElement="id9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 smil:additive="base"/>
                  <anim:animate smil:dur="0.5s" smil:fill="hold" smil:targetElement="id9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93" smil:attributeName="x" smil:values="x;x" smil:keyTimes="0;1" smil:additive="base"/>
                  <anim:animate smil:dur="0.5s" smil:targetElement="id93" smil:attributeName="y" smil:values="y;1+height/2" smil:keyTimes="0;1" smil:additive="base"/>
                  <anim:set smil:begin="0.499s" smil:dur="0.001s" smil:fill="hold" smil:targetElement="id9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 smil:additive="base"/>
                  <anim:animate smil:dur="0.5s" smil:fill="hold" smil:targetElement="id9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95" smil:attributeName="x" smil:values="x;x" smil:keyTimes="0;1" smil:additive="base"/>
                  <anim:animate smil:dur="0.5s" smil:targetElement="id95" smil:attributeName="y" smil:values="y;1+height/2" smil:keyTimes="0;1" smil:additive="base"/>
                  <anim:set smil:begin="0.499s" smil:dur="0.001s" smil:fill="hold" smil:targetElement="id9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 smil:additive="base"/>
                  <anim:animate smil:dur="0.5s" smil:fill="hold" smil:targetElement="id9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97" smil:attributeName="x" smil:values="x;x" smil:keyTimes="0;1" smil:additive="base"/>
                  <anim:animate smil:dur="0.5s" smil:targetElement="id97" smil:attributeName="y" smil:values="y;1+height/2" smil:keyTimes="0;1" smil:additive="base"/>
                  <anim:set smil:begin="0.499s" smil:dur="0.001s" smil:fill="hold" smil:targetElement="id9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 smil:additive="base"/>
                  <anim:animate smil:dur="0.5s" smil:fill="hold" smil:targetElement="id9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99" smil:attributeName="x" smil:values="x;x" smil:keyTimes="0;1" smil:additive="base"/>
                  <anim:animate smil:dur="0.5s" smil:targetElement="id99" smil:attributeName="y" smil:values="y;1+height/2" smil:keyTimes="0;1" smil:additive="base"/>
                  <anim:set smil:begin="0.499s" smil:dur="0.001s" smil:fill="hold" smil:targetElement="id9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 smil:additive="base"/>
                  <anim:animate smil:dur="0.5s" smil:fill="hold" smil:targetElement="id10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01" smil:attributeName="x" smil:values="x;x" smil:keyTimes="0;1" smil:additive="base"/>
                  <anim:animate smil:dur="0.5s" smil:targetElement="id101" smil:attributeName="y" smil:values="y;1+height/2" smil:keyTimes="0;1" smil:additive="base"/>
                  <anim:set smil:begin="0.499s" smil:dur="0.001s" smil:fill="hold" smil:targetElement="id10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 smil:additive="base"/>
                  <anim:animate smil:dur="0.5s" smil:fill="hold" smil:targetElement="id10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03" smil:attributeName="x" smil:values="x;x" smil:keyTimes="0;1" smil:additive="base"/>
                  <anim:animate smil:dur="0.5s" smil:targetElement="id103" smil:attributeName="y" smil:values="y;1+height/2" smil:keyTimes="0;1" smil:additive="base"/>
                  <anim:set smil:begin="0.499s" smil:dur="0.001s" smil:fill="hold" smil:targetElement="id10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 smil:additive="base"/>
                  <anim:animate smil:dur="0.5s" smil:fill="hold" smil:targetElement="id10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05" smil:attributeName="x" smil:values="x;x" smil:keyTimes="0;1" smil:additive="base"/>
                  <anim:animate smil:dur="0.5s" smil:targetElement="id105" smil:attributeName="y" smil:values="y;1+height/2" smil:keyTimes="0;1" smil:additive="base"/>
                  <anim:set smil:begin="0.499s" smil:dur="0.001s" smil:fill="hold" smil:targetElement="id10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 smil:additive="base"/>
                  <anim:animate smil:dur="0.5s" smil:fill="hold" smil:targetElement="id10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 smil:additive="base"/>
                  <anim:animate smil:dur="0.5s" smil:fill="hold" smil:targetElement="id10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7" draw:master-page-name="Default" presentation:use-date-time-name="dtd1" xml:id="id108" draw:id="id108">
        <draw:frame presentation:style-name="pr9" draw:text-style-name="P2" draw:layer="layout" svg:width="22.86cm" svg:height="2.726cm" svg:x="1.107cm" svg:y="0.392cm" presentation:class="title" presentation:user-transformed="true">
          <draw:text-box>
            <text:list text:style-name="L1">
              <text:list-header>
                <text:p text:style-name="P4"><text:span text:style-name="T4">Бройни системи </text:span><text:span text:style-name="T5">- </text:span><text:span text:style-name="T8">деиствия</text:span></text:p>
              </text:list-header>
            </text:list>
          </draw:text-box>
        </draw:frame>
        <draw:line draw:name="Straight Connector 2" draw:style-name="gr2" draw:text-style-name="P5" draw:layer="layout" svg:x1="2.5cm" svg:y1="2.924cm" svg:x2="23.301cm" svg:y2="2.924cm">
          <text:p/>
        </draw:line>
        <draw:frame presentation:style-name="pr6" draw:text-style-name="P2" draw:layer="layout" svg:width="22.86cm" svg:height="13.481cm" svg:x="1.098cm" svg:y="4.726cm" presentation:class="outline" presentation:user-transformed="true">
          <draw:text-box>
            <text:list text:style-name="L6">
              <text:list-item>
                <text:p text:style-name="P6"><text:span text:style-name="T7">Действия с двоични числа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Логически операции :</text:span></text:p>
                    <text:p text:style-name="P7"><text:span text:style-name="T6"/></text:p>
                    <text:p text:style-name="P7"><text:span text:style-name="T6"/></text:p>
                  </text:list-item>
                </text:list>
              </text:list-item>
            </text:list>
            <text:list text:style-name="L6">
              <text:list-header>
                <text:p text:style-name="P6"><text:span text:style-name="T6"/></text:p>
                <text:p text:style-name="P6"><text:span text:style-name="T12"/></text:p>
              </text:list-header>
            </text:list>
            <text:list text:style-name="L3">
              <text:list-item>
                <text:list>
                  <text:list-header>
                    <text:p text:style-name="P7"><text:span text:style-name="T12"/></text:p>
                  </text:list-header>
                  <text:list-item>
                    <text:p xml:id="id137" text:id="id137" text:style-name="P7"><text:span text:style-name="T6">Други логически операции</text:span></text:p>
                  </text:list-item>
                </text:list>
              </text:list-item>
            </text:list>
          </draw:text-box>
        </draw:frame>
        <draw:frame draw:layer="layout" svg:width="18.586cm" svg:height="5.136cm" svg:x="2.5cm" svg:y="8.149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>
              <table:table-cell table:style-name="ce228">
                <text:list text:style-name="L1">
                  <text:list-header>
                    <text:p text:style-name="P4"><text:span text:style-name="T46">NOT (~)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4"><text:span text:style-name="T46">AND (&amp;)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4"><text:span text:style-name="T46">OR ( | )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4"><text:span text:style-name="T46">XOR ( ^ ) </text:span></text:p>
                  </text:list-header>
                </text:list>
              </table:table-cell>
            </table:table-row>
            <table:table-row table:style-name="ro7">
              <table:table-cell table:style-name="ce232"/>
              <table:table-cell table:style-name="ce233"/>
              <table:table-cell table:style-name="ce234"/>
              <table:table-cell table:style-name="ce235"/>
            </table:table-row>
            <table:table-row table:style-name="ro7">
              <table:table-cell table:style-name="ce236"/>
              <table:table-cell table:style-name="ce237"/>
              <table:table-cell table:style-name="ce238"/>
              <table:table-cell table:style-name="ce239"/>
            </table:table-row>
            <table:table-row table:style-name="ro9">
              <table:table-cell table:style-name="ce240"/>
              <table:table-cell table:style-name="ce241"/>
              <table:table-cell table:style-name="ce242"/>
              <table:table-cell table:style-name="ce243"/>
            </table:table-row>
            <table:table-row table:style-name="ro9">
              <table:table-cell table:style-name="ce244"/>
              <table:table-cell table:style-name="ce245"/>
              <table:table-cell table:style-name="ce246"/>
              <table:table-cell table:style-name="ce247"/>
            </table:table-row>
          </table:table>
          <draw:image xlink:href="Pictures/TablePreview10.svm" xlink:type="simple" xlink:show="embed" xlink:actuate="onLoad"/>
        </draw:frame>
        <draw:custom-shape draw:name="TextBox 22" draw:style-name="gr71" draw:text-style-name="P15" xml:id="id110" draw:id="id110" draw:layer="layout" svg:width="1.199cm" svg:height="1.277cm" svg:x="6.112cm" svg:y="9.018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2" draw:style-name="gr72" draw:text-style-name="P15" xml:id="id111" draw:id="id111" draw:layer="layout" svg:width="1.199cm" svg:height="1.277cm" svg:x="6.059cm" svg:y="10.072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73" draw:text-style-name="P26" draw:layer="layout" svg:width="6.002cm" svg:height="1.277cm" svg:x="0.423cm" svg:y="8.99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~ </text:span><text:span text:style-name="T15">0 </text:span><text:span text:style-name="T16"><text:s text:c="2"/></text:span><text:span text:style-name="T15">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4" draw:style-name="gr74" draw:text-style-name="P15" xml:id="id109" draw:id="id109" draw:layer="layout" svg:width="1.199cm" svg:height="1.277cm" svg:x="6.152cm" svg:y="9.005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75" draw:text-style-name="P26" draw:layer="layout" svg:width="8.056cm" svg:height="1.277cm" svg:x="-1.102cm" svg:y="10.03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<text:s text:c="2"/></text:span><text:span text:style-name="T16">~ </text:span><text:span text:style-name="T15">1</text:span><text:span text:style-name="T16"> <text:s text:c="2"/></text:span><text:span text:style-name="T15">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11" draw:style-name="gr76" draw:text-style-name="P15" xml:id="id112" draw:id="id112" draw:layer="layout" svg:width="1.199cm" svg:height="1.277cm" svg:x="6.037cm" svg:y="10.041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77" draw:text-style-name="P15" draw:layer="layout" svg:width="0.37cm" svg:height="0.137cm" svg:x="12.978cm" svg:y="13.877cm">
          <text:list text:style-name="L7">
            <text:list-header>
              <text:p text:style-name="P14"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9" draw:style-name="gr78" draw:text-style-name="P26" draw:layer="layout" svg:width="6.002cm" svg:height="1.277cm" svg:x="5.199cm" svg:y="9.044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</text:span><text:span text:style-name="T16">&amp;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0" draw:style-name="gr79" draw:text-style-name="P26" draw:layer="layout" svg:width="6.381cm" svg:height="1.277cm" svg:x="4.82cm" svg:y="9.972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</text:span><text:span text:style-name="T16">&amp;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1" draw:style-name="gr80" draw:text-style-name="P26" draw:layer="layout" svg:width="6.2cm" svg:height="1.277cm" svg:x="5.08cm" svg:y="12.083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<text:s/></text:span><text:span text:style-name="T15">1</text:span><text:span text:style-name="T16"> &amp; </text:span><text:span text:style-name="T15">1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2" draw:style-name="gr81" draw:text-style-name="P26" draw:layer="layout" svg:width="6.001cm" svg:height="1.277cm" svg:x="9.34cm" svg:y="9.00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</text:span><text:span text:style-name="T16">|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3" draw:style-name="gr82" draw:text-style-name="P26" draw:layer="layout" svg:width="6.002cm" svg:height="1.277cm" svg:x="9.256cm" svg:y="10.04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</text:span><text:span text:style-name="T16">|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4" draw:style-name="gr83" draw:text-style-name="P26" draw:layer="layout" svg:width="6.002cm" svg:height="1.277cm" svg:x="9.256cm" svg:y="11.038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</text:span><text:span text:style-name="T16">|</text:span><text:span text:style-name="T15">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5" draw:style-name="gr84" draw:text-style-name="P26" draw:layer="layout" svg:width="5.701cm" svg:height="1.277cm" svg:x="9.208cm" svg:y="12.14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1 </text:span><text:span text:style-name="T16">|</text:span><text:span text:style-name="T15"> 1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6" draw:style-name="gr85" draw:text-style-name="P26" draw:layer="layout" svg:width="6.116cm" svg:height="1.277cm" svg:x="5.274cm" svg:y="11.09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</text:span><text:span text:style-name="T16">&amp;</text:span><text:span text:style-name="T15"> 1</text:span><text:span text:style-name="T16"> </text:span><text:span text:style-name="T15">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37" draw:style-name="gr86" draw:text-style-name="P26" draw:layer="layout" svg:width="5.737cm" svg:height="1.277cm" svg:x="13.855cm" svg:y="9.034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5">0 </text:span><text:span text:style-name="T16">^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45" draw:style-name="gr87" draw:text-style-name="P15" xml:id="id113" draw:id="id113" draw:layer="layout" svg:width="1.2cm" svg:height="1.277cm" svg:x="10.605cm" svg:y="9.00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88" draw:text-style-name="P15" xml:id="id116" draw:id="id116" draw:layer="layout" svg:width="1.2cm" svg:height="1.277cm" svg:x="10.57cm" svg:y="10.006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7" draw:style-name="gr89" draw:text-style-name="P15" xml:id="id117" draw:id="id117" draw:layer="layout" svg:width="1.199cm" svg:height="1.277cm" svg:x="10.601cm" svg:y="11.09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8" draw:style-name="gr90" draw:text-style-name="P15" xml:id="id119" draw:id="id119" draw:layer="layout" svg:width="1.199cm" svg:height="1.277cm" svg:x="10.619cm" svg:y="12.127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9" draw:style-name="gr91" draw:text-style-name="P15" xml:id="id114" draw:id="id114" draw:layer="layout" svg:width="1.199cm" svg:height="1.277cm" svg:x="10.619cm" svg:y="9.044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0" draw:style-name="gr92" draw:text-style-name="P15" xml:id="id115" draw:id="id115" draw:layer="layout" svg:width="1.199cm" svg:height="1.277cm" svg:x="10.579cm" svg:y="9.984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1" draw:style-name="gr93" draw:text-style-name="P15" xml:id="id118" draw:id="id118" draw:layer="layout" svg:width="1.199cm" svg:height="1.277cm" svg:x="10.61cm" svg:y="11.108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2" draw:style-name="gr94" draw:text-style-name="P15" xml:id="id120" draw:id="id120" draw:layer="layout" svg:width="1.199cm" svg:height="1.277cm" svg:x="10.61cm" svg:y="12.14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3" draw:style-name="gr95" draw:text-style-name="P15" xml:id="id122" draw:id="id122" draw:layer="layout" svg:width="1.2cm" svg:height="1.277cm" svg:x="14.909cm" svg:y="9.013cm">
          <text:list text:style-name="L1">
            <text:list-header>
              <text:p text:style-name="P14"><text:span text:style-name="T15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4" draw:style-name="gr96" draw:text-style-name="P15" xml:id="id121" draw:id="id121" draw:layer="layout" svg:width="1.199cm" svg:height="1.277cm" svg:x="14.905cm" svg:y="9.04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5" draw:style-name="gr97" draw:text-style-name="P15" xml:id="id123" draw:id="id123" draw:layer="layout" svg:width="1.199cm" svg:height="1.277cm" svg:x="14.839cm" svg:y="10.076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6" draw:style-name="gr98" draw:text-style-name="P15" xml:id="id124" draw:id="id124" draw:layer="layout" svg:width="1.2cm" svg:height="1.277cm" svg:x="14.821cm" svg:y="10.067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7" draw:style-name="gr99" draw:text-style-name="P15" xml:id="id125" draw:id="id125" draw:layer="layout" svg:width="1.199cm" svg:height="1.277cm" svg:x="14.852cm" svg:y="11.038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8" draw:style-name="gr100" draw:text-style-name="P15" xml:id="id126" draw:id="id126" draw:layer="layout" svg:width="1.199cm" svg:height="1.277cm" svg:x="14.839cm" svg:y="11.024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9" draw:style-name="gr101" draw:text-style-name="P15" xml:id="id127" draw:id="id127" draw:layer="layout" svg:width="1.199cm" svg:height="1.277cm" svg:x="14.764cm" svg:y="12.158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0" draw:style-name="gr102" draw:text-style-name="P15" xml:id="id128" draw:id="id128" draw:layer="layout" svg:width="1.2cm" svg:height="1.277cm" svg:x="14.821cm" svg:y="12.127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1" draw:style-name="gr103" draw:text-style-name="P15" xml:id="id129" draw:id="id129" draw:layer="layout" svg:width="1.2cm" svg:height="1.277cm" svg:x="19.279cm" svg:y="9.04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2" draw:style-name="gr104" draw:text-style-name="P15" xml:id="id130" draw:id="id130" draw:layer="layout" svg:width="1.812cm" svg:height="1.277cm" svg:x="19.275cm" svg:y="9.04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3" draw:style-name="gr105" draw:text-style-name="P26" draw:layer="layout" svg:width="5.742cm" svg:height="1.277cm" svg:x="13.855cm" svg:y="10.121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1</text:span><text:span text:style-name="T15"> </text:span><text:span text:style-name="T16">^</text:span><text:span text:style-name="T15"> 0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64" draw:style-name="gr106" draw:text-style-name="P15" xml:id="id131" draw:id="id131" draw:layer="layout" svg:width="1.2cm" svg:height="1.277cm" svg:x="19.151cm" svg:y="10.134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5" draw:style-name="gr107" draw:text-style-name="P15" xml:id="id132" draw:id="id132" draw:layer="layout" svg:width="1.919cm" svg:height="1.277cm" svg:x="19.173cm" svg:y="10.041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6" draw:style-name="gr108" draw:text-style-name="P26" draw:layer="layout" svg:width="5.742cm" svg:height="1.277cm" svg:x="13.824cm" svg:y="11.177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0</text:span><text:span text:style-name="T15"> </text:span><text:span text:style-name="T16">^</text:span><text:span text:style-name="T15"> </text:span><text:span text:style-name="T16">1</text:span><text:span text:style-name="T15">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67" draw:style-name="gr109" draw:text-style-name="P15" xml:id="id133" draw:id="id133" draw:layer="layout" svg:width="1.2cm" svg:height="1.277cm" svg:x="19.116cm" svg:y="11.201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110" draw:text-style-name="P15" xml:id="id134" draw:id="id134" draw:layer="layout" svg:width="1.16cm" svg:height="1.277cm" svg:x="19.156cm" svg:y="11.174cm">
          <text:list text:style-name="L1">
            <text:list-header>
              <text:p text:style-name="P14"><text:span text:style-name="T16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0" draw:style-name="gr111" draw:text-style-name="P26" draw:layer="layout" svg:width="5.742cm" svg:height="1.277cm" svg:x="13.82cm" svg:y="12.147cm">
          <text:list text:style-name="L15">
            <text:list-item>
              <text:list>
                <text:list-item>
                  <text:list>
                    <text:list-header>
                      <text:p text:style-name="P25"><text:span text:style-name="T16">1</text:span><text:span text:style-name="T15"> </text:span><text:span text:style-name="T16">^</text:span><text:span text:style-name="T15"> </text:span><text:span text:style-name="T16">1</text:span><text:span text:style-name="T15"> = </text:span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71" draw:style-name="gr112" draw:text-style-name="P15" xml:id="id135" draw:id="id135" draw:layer="layout" svg:width="1.199cm" svg:height="1.277cm" svg:x="19.187cm" svg:y="12.219cm">
          <text:list text:style-name="L1">
            <text:list-header>
              <text:p text:style-name="P14"><text:span text:style-name="T15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2" draw:style-name="gr113" draw:text-style-name="P15" xml:id="id136" draw:id="id136" draw:layer="layout" svg:width="1.164cm" svg:height="1.277cm" svg:x="19.187cm" svg:y="12.18cm">
          <text:list text:style-name="L1">
            <text:list-header>
              <text:p text:style-name="P14"><text:span text:style-name="T16">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nk 43" draw:style-name="gr70" draw:text-style-name="P5" draw:layer="layout" svg:width="0.053cm" svg:height="0.053cm" svg:x="6.579cm" svg:y="9.463cm">
          <draw:image xlink:href="Pictures/2000000F000000C4000000C47D809F9C.wmf" xlink:type="simple" xlink:show="embed" xlink:actuate="onLoad">
            <text:p/>
          </draw:image>
        </draw:frame>
        <anim:par smil:dur="indefinite" smil:restart="never" presentation:node-type="timing-root">
          <anim:par smil:begin="id108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09" smil:attributeName="x" smil:values="x;x" smil:keyTimes="0;1" smil:additive="base"/>
                  <anim:animate smil:dur="0.5s" smil:targetElement="id109" smil:attributeName="y" smil:values="y;1+height/2" smil:keyTimes="0;1" smil:additive="base"/>
                  <anim:set smil:begin="0.499s" smil:dur="0.001s" smil:fill="hold" smil:targetElement="id10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 smil:additive="base"/>
                  <anim:animate smil:dur="0.5s" smil:fill="hold" smil:targetElement="id11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11" smil:attributeName="x" smil:values="x;x" smil:keyTimes="0;1" smil:additive="base"/>
                  <anim:animate smil:dur="0.5s" smil:targetElement="id111" smil:attributeName="y" smil:values="y;1+height/2" smil:keyTimes="0;1" smil:additive="base"/>
                  <anim:set smil:begin="0.499s" smil:dur="0.001s" smil:fill="hold" smil:targetElement="id11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 smil:additive="base"/>
                  <anim:animate smil:dur="0.5s" smil:fill="hold" smil:targetElement="id11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13" smil:attributeName="x" smil:values="x;x" smil:keyTimes="0;1" smil:additive="base"/>
                  <anim:animate smil:dur="0.5s" smil:targetElement="id113" smil:attributeName="y" smil:values="y;1+height/2" smil:keyTimes="0;1" smil:additive="base"/>
                  <anim:set smil:begin="0.499s" smil:dur="0.001s" smil:fill="hold" smil:targetElement="id11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 smil:additive="base"/>
                  <anim:animate smil:dur="0.5s" smil:fill="hold" smil:targetElement="id11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 smil:additive="base"/>
                  <anim:animate smil:dur="0.5s" smil:fill="hold" smil:targetElement="id115" smil:attributeName="y" smil:values="1+height/2;y" smil:keyTimes="0;1" smil:additive="base"/>
                </anim:par>
              </anim:par>
              <anim:par smil:begin="0.5s" smil:fill="hold">
                <anim:par smil:begin="0s" smil:fill="hold" presentation:node-type="after-previous" presentation:group-id="0" presentation:preset-class="exit" presentation:preset-id="ooo-exit-fly-out" presentation:preset-sub-type="from-bottom">
                  <anim:animate smil:dur="0.5s" smil:targetElement="id116" smil:attributeName="x" smil:values="x;x" smil:keyTimes="0;1" smil:additive="base"/>
                  <anim:animate smil:dur="0.5s" smil:targetElement="id116" smil:attributeName="y" smil:values="y;1+height/2" smil:keyTimes="0;1" smil:additive="base"/>
                  <anim:set smil:begin="0.499s" smil:dur="0.001s" smil:fill="hold" smil:targetElement="id11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17" smil:attributeName="x" smil:values="x;x" smil:keyTimes="0;1" smil:additive="base"/>
                  <anim:animate smil:dur="0.5s" smil:targetElement="id117" smil:attributeName="y" smil:values="y;1+height/2" smil:keyTimes="0;1" smil:additive="base"/>
                  <anim:set smil:begin="0.499s" smil:dur="0.001s" smil:fill="hold" smil:targetElement="id11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 smil:additive="base"/>
                  <anim:animate smil:dur="0.5s" smil:fill="hold" smil:targetElement="id11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19" smil:attributeName="x" smil:values="x;x" smil:keyTimes="0;1" smil:additive="base"/>
                  <anim:animate smil:dur="0.5s" smil:targetElement="id119" smil:attributeName="y" smil:values="y;1+height/2" smil:keyTimes="0;1" smil:additive="base"/>
                  <anim:set smil:begin="0.499s" smil:dur="0.001s" smil:fill="hold" smil:targetElement="id11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 smil:additive="base"/>
                  <anim:animate smil:dur="0.5s" smil:fill="hold" smil:targetElement="id12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21" smil:attributeName="x" smil:values="x;x" smil:keyTimes="0;1" smil:additive="base"/>
                  <anim:animate smil:dur="0.5s" smil:targetElement="id121" smil:attributeName="y" smil:values="y;1+height/2" smil:keyTimes="0;1" smil:additive="base"/>
                  <anim:set smil:begin="0.499s" smil:dur="0.001s" smil:fill="hold" smil:targetElement="id12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 smil:additive="base"/>
                  <anim:animate smil:dur="0.5s" smil:fill="hold" smil:targetElement="id12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23" smil:attributeName="x" smil:values="x;x" smil:keyTimes="0;1" smil:additive="base"/>
                  <anim:animate smil:dur="0.5s" smil:targetElement="id123" smil:attributeName="y" smil:values="y;1+height/2" smil:keyTimes="0;1" smil:additive="base"/>
                  <anim:set smil:begin="0.499s" smil:dur="0.001s" smil:fill="hold" smil:targetElement="id12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 smil:additive="base"/>
                  <anim:animate smil:dur="0.5s" smil:fill="hold" smil:targetElement="id12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25" smil:attributeName="x" smil:values="x;x" smil:keyTimes="0;1" smil:additive="base"/>
                  <anim:animate smil:dur="0.5s" smil:targetElement="id125" smil:attributeName="y" smil:values="y;1+height/2" smil:keyTimes="0;1" smil:additive="base"/>
                  <anim:set smil:begin="0.499s" smil:dur="0.001s" smil:fill="hold" smil:targetElement="id12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 smil:additive="base"/>
                  <anim:animate smil:dur="0.5s" smil:fill="hold" smil:targetElement="id12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27" smil:attributeName="x" smil:values="x;x" smil:keyTimes="0;1" smil:additive="base"/>
                  <anim:animate smil:dur="0.5s" smil:targetElement="id127" smil:attributeName="y" smil:values="y;1+height/2" smil:keyTimes="0;1" smil:additive="base"/>
                  <anim:set smil:begin="0.499s" smil:dur="0.001s" smil:fill="hold" smil:targetElement="id127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 smil:additive="base"/>
                  <anim:animate smil:dur="0.5s" smil:fill="hold" smil:targetElement="id128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29" smil:attributeName="x" smil:values="x;x" smil:keyTimes="0;1" smil:additive="base"/>
                  <anim:animate smil:dur="0.5s" smil:targetElement="id129" smil:attributeName="y" smil:values="y;1+height/2" smil:keyTimes="0;1" smil:additive="base"/>
                  <anim:set smil:begin="0.499s" smil:dur="0.001s" smil:fill="hold" smil:targetElement="id129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 smil:additive="base"/>
                  <anim:animate smil:dur="0.5s" smil:fill="hold" smil:targetElement="id130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31" smil:attributeName="x" smil:values="x;x" smil:keyTimes="0;1" smil:additive="base"/>
                  <anim:animate smil:dur="0.5s" smil:targetElement="id131" smil:attributeName="y" smil:values="y;1+height/2" smil:keyTimes="0;1" smil:additive="base"/>
                  <anim:set smil:begin="0.499s" smil:dur="0.001s" smil:fill="hold" smil:targetElement="id131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 smil:additive="base"/>
                  <anim:animate smil:dur="0.5s" smil:fill="hold" smil:targetElement="id132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33" smil:attributeName="x" smil:values="x;x" smil:keyTimes="0;1" smil:additive="base"/>
                  <anim:animate smil:dur="0.5s" smil:targetElement="id133" smil:attributeName="y" smil:values="y;1+height/2" smil:keyTimes="0;1" smil:additive="base"/>
                  <anim:set smil:begin="0.499s" smil:dur="0.001s" smil:fill="hold" smil:targetElement="id133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 smil:additive="base"/>
                  <anim:animate smil:dur="0.5s" smil:fill="hold" smil:targetElement="id134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fly-out" presentation:preset-sub-type="from-bottom">
                  <anim:animate smil:dur="0.5s" smil:targetElement="id135" smil:attributeName="x" smil:values="x;x" smil:keyTimes="0;1" smil:additive="base"/>
                  <anim:animate smil:dur="0.5s" smil:targetElement="id135" smil:attributeName="y" smil:values="y;1+height/2" smil:keyTimes="0;1" smil:additive="base"/>
                  <anim:set smil:begin="0.499s" smil:dur="0.001s" smil:fill="hold" smil:targetElement="id135" smil:attributeName="visibility" smil:to="hidden"/>
                </anim:par>
              </anim:par>
              <anim:par smil:begin="0.5s" smil:fill="hold">
                <anim:par smil:begin="0s" smil:fill="hold" presentation:node-type="after-previous" presentation:group-id="0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 smil:additive="base"/>
                  <anim:animate smil:dur="0.5s" smil:fill="hold" smil:targetElement="id13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x;x" smil:keyTimes="0;1" smil:additive="base"/>
                  <anim:animate smil:dur="0.5s" smil:fill="hold" smil:targetElement="id137" anim:sub-item="text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C4C3FBFD.jpg" xlink:type="simple" xlink:show="embed" xlink:actuate="onLoad"/>
    <draw:fill-image draw:name="Bitmape_20_2" draw:display-name="Bitmape 2" xlink:href="Pictures/10000000000004D8000003A2A4226684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s" fo:country="ES" style:language-asian="es" style:country-asian="ES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6:28:12</meta:creation-date>
    <dc:creator>Васил Пеевски</dc:creator>
    <dc:date>2016-12-13T20:01:28.19</dc:date>
    <meta:editing-cycles>1135</meta:editing-cycles>
    <meta:editing-duration>P4DT12H7M10S</meta:editing-duration>
    <meta:generator>OpenOffice/4.1.2$Win32 OpenOffice.org_project/412m3$Build-9782</meta:generator>
    <meta:document-statistic meta:object-count="229"/>
  </office:meta>
</office:document-meta>
</file>